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2mm"/>
    </style:style>
    <style:style style:name="co4" style:family="table-column">
      <style:table-column-properties fo:break-before="auto" style:column-width="22.54mm"/>
    </style:style>
    <style:style style:name="co5" style:family="table-column">
      <style:table-column-properties fo:break-before="auto" style:column-width="30.92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3.32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ro6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127"/>
    <style:style style:name="ce3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2" table:default-cell-style-name="Default"/>
        <table:table-row table:style-name="ro1">
          <table:table-cell table:number-columns-repeated="15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rbital speed</text:p>
          </table:table-cell>
          <table:table-cell office:value-type="string" calcext:value-type="string">
            <text:p>Semi-Major axi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Dimension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adius</text:p>
          </table:table-cell>
          <table:table-cell table:style-name="Default" office:value-type="string" calcext:value-type="string">
            <text:p>Mass</text:p>
          </table:table-cell>
          <table:table-cell table:style-name="Default" office:value-type="string" calcext:value-type="string">
            <text:p>Semi-Major axis</text:p>
          </table:table-cell>
          <table:table-cell table:style-name="Default" office:value-type="string" calcext:value-type="string">
            <text:p>period</text:p>
          </table:table-cell>
          <table:table-cell table:style-name="Default" office:value-type="string" calcext:value-type="string">
            <text:p>Inclination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Dimension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m</text:p>
          </table:table-cell>
          <table:table-cell office:value-type="string" calcext:value-type="string">
            <text:p>10Pg</text:p>
          </table:table-cell>
          <table:table-cell office:value-type="string" calcext:value-type="string">
            <text:p>km/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g.</text:p>
          </table:table-cell>
          <table:table-cell/>
          <table:table-cell office:value-type="string" calcext:value-type="string">
            <text:p>km</text:p>
          </table:table-cell>
          <table:table-cell table:number-columns-repeated="4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kg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rad</text:p>
          </table:table-cell>
          <table:table-cell/>
          <table:table-cell office:value-type="string" calcext:value-type="string">
            <text:p>km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Metis_(moon)" xlink:type="simple">Meti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27690" calcext:value-type="float">
            <text:p>127690</text:p>
          </table:table-cell>
          <table:table-cell table:style-name="ce1" office:value-type="time" office:time-value="PT07H04M29S" calcext:value-type="time">
            <text:p>07:04:2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Metis_(moon)" xlink:type="simple">Metis</text:a></text:p>
          </table:table-cell>
          <table:table-cell table:formula="of:=[.D4]*1000*0.5" office:value-type="float" office:value="30000" calcext:value-type="float">
            <text:p>3.00000E+04</text:p>
          </table:table-cell>
          <table:table-cell table:formula="of:=[.E4]*10000000000000" office:value-type="float" office:value="36000000000000" calcext:value-type="float">
            <text:p>3.60000E+13</text:p>
          </table:table-cell>
          <table:table-cell table:formula="of:=[.G4]*1000" office:value-type="float" office:value="127690000" calcext:value-type="float">
            <text:p>1.27690E+08</text:p>
          </table:table-cell>
          <table:table-cell table:style-name="ce3" office:value-type="float" office:value="25469" calcext:value-type="float">
            <text:p>2.54690E+04</text:p>
          </table:table-cell>
          <table:table-cell table:formula="of:=[.I4]*PI()/180" office:value-type="float" office:value="0" calcext:value-type="float">
            <text:p>0.00000E+00</text:p>
          </table:table-cell>
          <table:table-cell office:value-type="float" office:value="0.0002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Adrastea_(moon)" xlink:type="simple">Adrastea</text:a>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28690" calcext:value-type="float">
            <text:p>128690</text:p>
          </table:table-cell>
          <table:table-cell table:style-name="ce1" office:value-type="time" office:time-value="PT07H09M30S" calcext:value-type="time">
            <text:p>07:09:30</text:p>
          </table:table-cell>
          <table:table-cell office:value-type="float" office:value="0.03" calcext:value-type="float">
            <text:p>0.03</text:p>
          </table:table-cell>
          <table:table-cell office:value-type="float" office:value="0.0015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Adrastea_(moon)" xlink:type="simple">Adrastea</text:a></text:p>
          </table:table-cell>
          <table:table-cell table:formula="of:=[.D5]*1000*0.5" office:value-type="float" office:value="10000" calcext:value-type="float">
            <text:p>1.00000E+04</text:p>
          </table:table-cell>
          <table:table-cell table:formula="of:=[.E5]*10000000000000" office:value-type="float" office:value="2000000000000" calcext:value-type="float">
            <text:p>2.00000E+12</text:p>
          </table:table-cell>
          <table:table-cell table:formula="of:=[.G5]*1000" office:value-type="float" office:value="128690000" calcext:value-type="float">
            <text:p>1.28690E+08</text:p>
          </table:table-cell>
          <table:table-cell table:style-name="ce3" office:value-type="float" office:value="25770" calcext:value-type="float">
            <text:p>2.57700E+04</text:p>
          </table:table-cell>
          <table:table-cell table:formula="of:=[.I5]*PI()/180" office:value-type="float" office:value="0.000523598775598299" calcext:value-type="float">
            <text:p>5.23599E-04</text:p>
          </table:table-cell>
          <table:table-cell office:value-type="float" office:value="0.0015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Amalthea_(moon)" xlink:type="simple">Amalthea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81366" calcext:value-type="float">
            <text:p>181366</text:p>
          </table:table-cell>
          <table:table-cell table:style-name="ce1" office:value-type="time" office:time-value="PT11H57M23S" calcext:value-type="time">
            <text:p>11:57:23</text:p>
          </table:table-cell>
          <table:table-cell office:value-type="float" office:value="0.374" calcext:value-type="float">
            <text:p>0.37</text:p>
          </table:table-cell>
          <table:table-cell office:value-type="float" office:value="0.0032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Amalthea_(moon)" xlink:type="simple">Amalthea</text:a></text:p>
          </table:table-cell>
          <table:table-cell table:formula="of:=[.D6]*1000*0.5" office:value-type="float" office:value="125000" calcext:value-type="float">
            <text:p>1.25000E+05</text:p>
          </table:table-cell>
          <table:table-cell table:formula="of:=[.E6]*10000000000000" office:value-type="float" office:value="2080000000000000" calcext:value-type="float">
            <text:p>2.08000E+15</text:p>
          </table:table-cell>
          <table:table-cell table:formula="of:=[.G6]*1000" office:value-type="float" office:value="181366000" calcext:value-type="float">
            <text:p>1.81366E+08</text:p>
          </table:table-cell>
          <table:table-cell table:style-name="ce3" office:value-type="float" office:value="43043" calcext:value-type="float">
            <text:p>4.30430E+04</text:p>
          </table:table-cell>
          <table:table-cell table:formula="of:=[.I6]*PI()/180" office:value-type="float" office:value="0.00652753140245879" calcext:value-type="float">
            <text:p>6.52753E-03</text:p>
          </table:table-cell>
          <table:table-cell office:value-type="float" office:value="0.0032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Thebe_(moon)" xlink:type="simple">Thebe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21889" calcext:value-type="float">
            <text:p>221889</text:p>
          </table:table-cell>
          <table:table-cell table:style-name="ce1" office:value-type="time" office:time-value="PT16H11M17S" calcext:value-type="time">
            <text:p>16:11:17</text:p>
          </table:table-cell>
          <table:table-cell office:value-type="float" office:value="1.076" calcext:value-type="float">
            <text:p>1.08</text:p>
          </table:table-cell>
          <table:table-cell office:value-type="float" office:value="0.0175" calcext:value-type="float">
            <text:p>0.02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Thebe_(moon)" xlink:type="simple">Thebe</text:a></text:p>
          </table:table-cell>
          <table:table-cell table:formula="of:=[.D7]*1000*0.5" office:value-type="float" office:value="58000" calcext:value-type="float">
            <text:p>5.80000E+04</text:p>
          </table:table-cell>
          <table:table-cell table:formula="of:=[.E7]*10000000000000" office:value-type="float" office:value="430000000000000" calcext:value-type="float">
            <text:p>4.30000E+14</text:p>
          </table:table-cell>
          <table:table-cell table:formula="of:=[.G7]*1000" office:value-type="float" office:value="221889000" calcext:value-type="float">
            <text:p>2.21889E+08</text:p>
          </table:table-cell>
          <table:table-cell table:style-name="ce3" office:value-type="float" office:value="58277" calcext:value-type="float">
            <text:p>5.82770E+04</text:p>
          </table:table-cell>
          <table:table-cell table:formula="of:=[.I7]*PI()/180" office:value-type="float" office:value="0.018779742751459" calcext:value-type="float">
            <text:p>1.87797E-02</text:p>
          </table:table-cell>
          <table:table-cell office:value-type="float" office:value="0.0175" calcext:value-type="float">
            <text:p>0.0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Io_(moon)" xlink:type="simple">Io</text:a></text:p>
          </table:table-cell>
          <table:table-cell office:value-type="float" office:value="3660" calcext:value-type="float">
            <text:p>3660</text:p>
          </table:table-cell>
          <table:table-cell office:value-type="float" office:value="8931900" calcext:value-type="float">
            <text:p>8931900</text:p>
          </table:table-cell>
          <table:table-cell office:value-type="float" office:value="17.33" calcext:value-type="float">
            <text:p>17.33</text:p>
          </table:table-cell>
          <table:table-cell office:value-type="float" office:value="421700" calcext:value-type="float">
            <text:p>421700</text:p>
          </table:table-cell>
          <table:table-cell office:value-type="float" office:value="1.7691" calcext:value-type="float">
            <text:p>1.77</text:p>
          </table:table-cell>
          <table:table-cell office:value-type="float" office:value="0.05" calcext:value-type="float">
            <text:p>0.05</text:p>
          </table:table-cell>
          <table:table-cell office:value-type="float" office:value="0.0041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3637.4" calcext:value-type="float">
            <text:p>3637.4</text:p>
          </table:table-cell>
          <table:table-cell office:value-type="float" office:value="3630.6" calcext:value-type="float">
            <text:p>363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ipedia.org/wiki/Io_(moon)" xlink:type="simple">Io</text:a></text:p>
          </table:table-cell>
          <table:table-cell table:formula="of:=[.D8]*1000*0.5" office:value-type="float" office:value="1830000" calcext:value-type="float">
            <text:p>1.83000E+06</text:p>
          </table:table-cell>
          <table:table-cell table:formula="of:=[.E8]*10000000000000" office:value-type="float" office:value="8.9319E+019" calcext:value-type="float">
            <text:p>8.93190E+19</text:p>
          </table:table-cell>
          <table:table-cell table:formula="of:=[.G8]*1000" office:value-type="float" office:value="421700000" calcext:value-type="float">
            <text:p>4.21700E+08</text:p>
          </table:table-cell>
          <table:table-cell table:formula="of:=[.H8]*86400" office:value-type="float" office:value="152850.24" calcext:value-type="float">
            <text:p>1.52850E+05</text:p>
          </table:table-cell>
          <table:table-cell table:formula="of:=[.I8]*PI()/180" office:value-type="float" office:value="0.000872664625997165" calcext:value-type="float">
            <text:p>8.72665E-04</text:p>
          </table:table-cell>
          <table:table-cell office:value-type="float" office:value="0.0041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Europa_(moon)" xlink:type="simple">Europa</text:a></text:p>
          </table:table-cell>
          <table:table-cell office:value-type="float" office:value="3121.6" calcext:value-type="float">
            <text:p>3121.6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3.74" calcext:value-type="float">
            <text:p>13.74</text:p>
          </table:table-cell>
          <table:table-cell office:value-type="float" office:value="671034" calcext:value-type="float">
            <text:p>671034</text:p>
          </table:table-cell>
          <table:table-cell office:value-type="float" office:value="3.5512" calcext:value-type="float">
            <text:p>3.55</text:p>
          </table:table-cell>
          <table:table-cell office:value-type="float" office:value="0.471" calcext:value-type="float">
            <text:p>0.47</text:p>
          </table:table-cell>
          <table:table-cell office:value-type="float" office:value="0.0094" calcext:value-type="float">
            <text:p>0.01</text:p>
          </table:table-cell>
          <table:table-cell table:number-columns-repeated="3" office:value-type="float" office:value="3121.6" calcext:value-type="float">
            <text:p>3121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Europa_(moon)" xlink:type="simple">Europa</text:a></text:p>
          </table:table-cell>
          <table:table-cell table:formula="of:=[.D9]*1000*0.5" office:value-type="float" office:value="1560800" calcext:value-type="float">
            <text:p>1.56080E+06</text:p>
          </table:table-cell>
          <table:table-cell table:formula="of:=[.E9]*10000000000000" office:value-type="float" office:value="4.8E+019" calcext:value-type="float">
            <text:p>4.80000E+19</text:p>
          </table:table-cell>
          <table:table-cell table:formula="of:=[.G9]*1000" office:value-type="float" office:value="671034000" calcext:value-type="float">
            <text:p>6.71034E+08</text:p>
          </table:table-cell>
          <table:table-cell table:formula="of:=[.H9]*86400" office:value-type="float" office:value="306823.68" calcext:value-type="float">
            <text:p>3.06824E+05</text:p>
          </table:table-cell>
          <table:table-cell table:formula="of:=[.I9]*PI()/180" office:value-type="float" office:value="0.00822050077689329" calcext:value-type="float">
            <text:p>8.22050E-03</text:p>
          </table:table-cell>
          <table:table-cell office:value-type="float" office:value="0.0094" calcext:value-type="float">
            <text:p>0.01</text:p>
          </table:table-cell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Ganymede_(moon)" xlink:type="simple">Ganymede</text:a></text:p>
          </table:table-cell>
          <table:table-cell office:value-type="float" office:value="5262.4" calcext:value-type="float">
            <text:p>5262.4</text:p>
          </table:table-cell>
          <table:table-cell office:value-type="float" office:value="14819000" calcext:value-type="float">
            <text:p>14819000</text:p>
          </table:table-cell>
          <table:table-cell office:value-type="float" office:value="10.88" calcext:value-type="float">
            <text:p>10.88</text:p>
          </table:table-cell>
          <table:table-cell office:value-type="float" office:value="1070412" calcext:value-type="float">
            <text:p>1070412</text:p>
          </table:table-cell>
          <table:table-cell office:value-type="float" office:value="7.1546" calcext:value-type="float">
            <text:p>7.15</text:p>
          </table:table-cell>
          <table:table-cell office:value-type="float" office:value="0.204" calcext:value-type="float">
            <text:p>0.2</text:p>
          </table:table-cell>
          <table:table-cell office:value-type="float" office:value="0.0011" calcext:value-type="float">
            <text:p>0</text:p>
          </table:table-cell>
          <table:table-cell table:number-columns-repeated="3" office:value-type="float" office:value="5262.4" calcext:value-type="float">
            <text:p>5262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Ganymede_(moon)" xlink:type="simple">Ganymede</text:a></text:p>
          </table:table-cell>
          <table:table-cell table:formula="of:=[.D10]*1000*0.5" office:value-type="float" office:value="2631200" calcext:value-type="float">
            <text:p>2.63120E+06</text:p>
          </table:table-cell>
          <table:table-cell table:formula="of:=[.E10]*10000000000000" office:value-type="float" office:value="1.4819E+020" calcext:value-type="float">
            <text:p>1.48190E+20</text:p>
          </table:table-cell>
          <table:table-cell table:formula="of:=[.G10]*1000" office:value-type="float" office:value="1070412000" calcext:value-type="float">
            <text:p>1.07041E+09</text:p>
          </table:table-cell>
          <table:table-cell table:formula="of:=[.H10]*86400" office:value-type="float" office:value="618157.44" calcext:value-type="float">
            <text:p>6.18157E+05</text:p>
          </table:table-cell>
          <table:table-cell table:formula="of:=[.I10]*PI()/180" office:value-type="float" office:value="0.00356047167406843" calcext:value-type="float">
            <text:p>3.56047E-03</text:p>
          </table:table-cell>
          <table:table-cell office:value-type="float" office:value="0.0011" calcext:value-type="float">
            <text:p>0</text:p>
          </table:table-cell>
          <table:table-cell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Callisto_(moon)" xlink:type="simple">Callisto</text:a></text:p>
          </table:table-cell>
          <table:table-cell office:value-type="float" office:value="4820.6" calcext:value-type="float">
            <text:p>4820.6</text:p>
          </table:table-cell>
          <table:table-cell office:value-type="float" office:value="10759000" calcext:value-type="float">
            <text:p>10759000</text:p>
          </table:table-cell>
          <table:table-cell office:value-type="float" office:value="8.204" calcext:value-type="float">
            <text:p>8.2</text:p>
          </table:table-cell>
          <table:table-cell office:value-type="float" office:value="1882709" calcext:value-type="float">
            <text:p>1882709</text:p>
          </table:table-cell>
          <table:table-cell office:value-type="float" office:value="16.689" calcext:value-type="float">
            <text:p>16.69</text:p>
          </table:table-cell>
          <table:table-cell office:value-type="float" office:value="0.205" calcext:value-type="float">
            <text:p>0.21</text:p>
          </table:table-cell>
          <table:table-cell office:value-type="float" office:value="0.0074" calcext:value-type="float">
            <text:p>0.01</text:p>
          </table:table-cell>
          <table:table-cell table:number-columns-repeated="3" office:value-type="float" office:value="4820.6" calcext:value-type="float">
            <text:p>4820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Callisto_(moon)" xlink:type="simple">Callisto</text:a></text:p>
          </table:table-cell>
          <table:table-cell table:formula="of:=[.D11]*1000*0.5" office:value-type="float" office:value="2410300" calcext:value-type="float">
            <text:p>2.41030E+06</text:p>
          </table:table-cell>
          <table:table-cell table:formula="of:=[.E11]*10000000000000" office:value-type="float" office:value="1.0759E+020" calcext:value-type="float">
            <text:p>1.07590E+20</text:p>
          </table:table-cell>
          <table:table-cell table:formula="of:=[.G11]*1000" office:value-type="float" office:value="1882709000" calcext:value-type="float">
            <text:p>1.88271E+09</text:p>
          </table:table-cell>
          <table:table-cell table:formula="of:=[.H11]*86400" office:value-type="float" office:value="1441929.6" calcext:value-type="float">
            <text:p>1.44193E+06</text:p>
          </table:table-cell>
          <table:table-cell table:formula="of:=[.I11]*PI()/180" office:value-type="float" office:value="0.00357792496658838" calcext:value-type="float">
            <text:p>3.57792E-03</text:p>
          </table:table-cell>
          <table:table-cell office:value-type="float" office:value="0.0074" calcext:value-type="float">
            <text:p>0.01</text:p>
          </table:table-cell>
          <table:table-cell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Themisto_(moon)" xlink:type="simple">Themisto</text:a></text:p>
          </table:table-cell>
          <table:table-cell office:value-type="float" office:value="8" calcext:value-type="float">
            <text:p>8</text:p>
          </table:table-cell>
          <table:table-cell office:value-type="float" office:value="0.069" calcext:value-type="float">
            <text:p>0.07</text:p>
          </table:table-cell>
          <table:table-cell/>
          <table:table-cell office:value-type="float" office:value="7393216" calcext:value-type="float">
            <text:p>7393216</text:p>
          </table:table-cell>
          <table:table-cell office:value-type="float" office:value="129.87" calcext:value-type="float">
            <text:p>129.87</text:p>
          </table:table-cell>
          <table:table-cell office:value-type="float" office:value="45.762" calcext:value-type="float">
            <text:p>45.76</text:p>
          </table:table-cell>
          <table:table-cell office:value-type="float" office:value="0.2115" calcext:value-type="float">
            <text:p>0.2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Themisto_(moon)" xlink:type="simple">Themisto</text:a></text:p>
          </table:table-cell>
          <table:table-cell table:formula="of:=[.D12]*1000*0.5" office:value-type="float" office:value="4000" calcext:value-type="float">
            <text:p>4.00000E+03</text:p>
          </table:table-cell>
          <table:table-cell table:formula="of:=[.E12]*10000000000000" office:value-type="float" office:value="690000000000" calcext:value-type="float">
            <text:p>6.90000E+11</text:p>
          </table:table-cell>
          <table:table-cell table:formula="of:=[.G12]*1000" office:value-type="float" office:value="7393216000" calcext:value-type="float">
            <text:p>7.39322E+09</text:p>
          </table:table-cell>
          <table:table-cell table:formula="of:=[.H12]*86400" office:value-type="float" office:value="11220768" calcext:value-type="float">
            <text:p>1.12208E+07</text:p>
          </table:table-cell>
          <table:table-cell table:formula="of:=[.I12]*PI()/180" office:value-type="float" office:value="0.798697572297645" calcext:value-type="float">
            <text:p>7.98698E-01</text:p>
          </table:table-cell>
          <table:table-cell office:value-type="float" office:value="0.2115" calcext:value-type="float">
            <text:p>0.21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ipedia.org/wiki/Leda_(moon)" xlink:type="simple">Leda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1187781" calcext:value-type="float">
            <text:p>11187781</text:p>
          </table:table-cell>
          <table:table-cell office:value-type="float" office:value="240.82" calcext:value-type="float">
            <text:p>240.82</text:p>
          </table:table-cell>
          <table:table-cell office:value-type="float" office:value="27.562" calcext:value-type="float">
            <text:p>27.56</text:p>
          </table:table-cell>
          <table:table-cell office:value-type="float" office:value="0.1673" calcext:value-type="float">
            <text:p>0.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ipedia.org/wiki/Leda_(moon)" xlink:type="simple">Leda</text:a></text:p>
          </table:table-cell>
          <table:table-cell table:formula="of:=[.D13]*1000*0.5" office:value-type="float" office:value="8000" calcext:value-type="float">
            <text:p>8.00000E+03</text:p>
          </table:table-cell>
          <table:table-cell table:formula="of:=[.E13]*10000000000000" office:value-type="float" office:value="6000000000000" calcext:value-type="float">
            <text:p>6.00000E+12</text:p>
          </table:table-cell>
          <table:table-cell table:formula="of:=[.G13]*1000" office:value-type="float" office:value="11187781000" calcext:value-type="float">
            <text:p>1.11878E+10</text:p>
          </table:table-cell>
          <table:table-cell table:formula="of:=[.H13]*86400" office:value-type="float" office:value="20806848" calcext:value-type="float">
            <text:p>2.08068E+07</text:p>
          </table:table-cell>
          <table:table-cell table:formula="of:=[.I13]*PI()/180" office:value-type="float" office:value="0.481047648434677" calcext:value-type="float">
            <text:p>4.81048E-01</text:p>
          </table:table-cell>
          <table:table-cell office:value-type="float" office:value="0.1673" calcext:value-type="float">
            <text:p>0.17</text:p>
          </table:table-cell>
          <table:table-cell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ipedia.org/wiki/Himalia_(moon)" xlink:type="simple">Himalia</text:a></text:p>
          </table:table-cell>
          <table:table-cell office:value-type="float" office:value="170" calcext:value-type="float">
            <text:p>17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1451971" calcext:value-type="float">
            <text:p>11451971</text:p>
          </table:table-cell>
          <table:table-cell office:value-type="float" office:value="250.23" calcext:value-type="float">
            <text:p>250.23</text:p>
          </table:table-cell>
          <table:table-cell office:value-type="float" office:value="30.486" calcext:value-type="float">
            <text:p>30.49</text:p>
          </table:table-cell>
          <table:table-cell office:value-type="float" office:value="0.1513" calcext:value-type="float">
            <text:p>0.15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ipedia.org/wiki/Himalia_(moon)" xlink:type="simple">Himalia</text:a></text:p>
          </table:table-cell>
          <table:table-cell table:formula="of:=[.D14]*1000*0.5" office:value-type="float" office:value="85000" calcext:value-type="float">
            <text:p>8.50000E+04</text:p>
          </table:table-cell>
          <table:table-cell table:formula="of:=[.E14]*10000000000000" office:value-type="float" office:value="6700000000000000" calcext:value-type="float">
            <text:p>6.70000E+15</text:p>
          </table:table-cell>
          <table:table-cell table:formula="of:=[.G14]*1000" office:value-type="float" office:value="11451971000" calcext:value-type="float">
            <text:p>1.14520E+10</text:p>
          </table:table-cell>
          <table:table-cell table:formula="of:=[.H14]*86400" office:value-type="float" office:value="21619872" calcext:value-type="float">
            <text:p>2.16199E+07</text:p>
          </table:table-cell>
          <table:table-cell table:formula="of:=[.I14]*PI()/180" office:value-type="float" office:value="0.532081075762991" calcext:value-type="float">
            <text:p>5.32081E-01</text:p>
          </table:table-cell>
          <table:table-cell office:value-type="float" office:value="0.1513" calcext:value-type="float">
            <text:p>0.15</text:p>
          </table:table-cell>
          <table:table-cell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Lysithea_(moon)" xlink:type="simple">Lysithea</text:a>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1740560" calcext:value-type="float">
            <text:p>11740560</text:p>
          </table:table-cell>
          <table:table-cell office:value-type="float" office:value="259.89" calcext:value-type="float">
            <text:p>259.89</text:p>
          </table:table-cell>
          <table:table-cell office:value-type="float" office:value="27.006" calcext:value-type="float">
            <text:p>27.01</text:p>
          </table:table-cell>
          <table:table-cell office:value-type="float" office:value="0.1322" calcext:value-type="float">
            <text:p>0.1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Lysithea_(moon)" xlink:type="simple">Lysithea</text:a></text:p>
          </table:table-cell>
          <table:table-cell table:formula="of:=[.D15]*1000*0.5" office:value-type="float" office:value="18000" calcext:value-type="float">
            <text:p>1.80000E+04</text:p>
          </table:table-cell>
          <table:table-cell table:formula="of:=[.E15]*10000000000000" office:value-type="float" office:value="63000000000000" calcext:value-type="float">
            <text:p>6.30000E+13</text:p>
          </table:table-cell>
          <table:table-cell table:formula="of:=[.G15]*1000" office:value-type="float" office:value="11740560000" calcext:value-type="float">
            <text:p>1.17406E+10</text:p>
          </table:table-cell>
          <table:table-cell table:formula="of:=[.H15]*86400" office:value-type="float" office:value="22454496" calcext:value-type="float">
            <text:p>2.24545E+07</text:p>
          </table:table-cell>
          <table:table-cell table:formula="of:=[.I15]*PI()/180" office:value-type="float" office:value="0.471343617793589" calcext:value-type="float">
            <text:p>4.71344E-01</text:p>
          </table:table-cell>
          <table:table-cell office:value-type="float" office:value="0.1322" calcext:value-type="float">
            <text:p>0.13</text:p>
          </table:table-cell>
          <table:table-cell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Elara_(moon)" xlink:type="simple">Elara</text:a>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78034" calcext:value-type="float">
            <text:p>11778034</text:p>
          </table:table-cell>
          <table:table-cell office:value-type="float" office:value="257.62" calcext:value-type="float">
            <text:p>257.62</text:p>
          </table:table-cell>
          <table:table-cell office:value-type="float" office:value="29.691" calcext:value-type="float">
            <text:p>29.69</text:p>
          </table:table-cell>
          <table:table-cell office:value-type="float" office:value="0.1948" calcext:value-type="float">
            <text:p>0.19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Elara_(moon)" xlink:type="simple">Elara</text:a></text:p>
          </table:table-cell>
          <table:table-cell table:formula="of:=[.D16]*1000*0.5" office:value-type="float" office:value="43000" calcext:value-type="float">
            <text:p>4.30000E+04</text:p>
          </table:table-cell>
          <table:table-cell table:formula="of:=[.E16]*10000000000000" office:value-type="float" office:value="870000000000000" calcext:value-type="float">
            <text:p>8.70000E+14</text:p>
          </table:table-cell>
          <table:table-cell table:formula="of:=[.G16]*1000" office:value-type="float" office:value="11778034000" calcext:value-type="float">
            <text:p>1.17780E+10</text:p>
          </table:table-cell>
          <table:table-cell table:formula="of:=[.H16]*86400" office:value-type="float" office:value="22258368" calcext:value-type="float">
            <text:p>2.22584E+07</text:p>
          </table:table-cell>
          <table:table-cell table:formula="of:=[.I16]*PI()/180" office:value-type="float" office:value="0.518205708209636" calcext:value-type="float">
            <text:p>5.18206E-01</text:p>
          </table:table-cell>
          <table:table-cell office:value-type="float" office:value="0.1948" calcext:value-type="float">
            <text:p>0.19</text:p>
          </table:table-cell>
          <table:table-cell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ipedia.org/wiki/Dia_(moon)" xlink:type="simple">Dia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12570424" calcext:value-type="float">
            <text:p>12570424</text:p>
          </table:table-cell>
          <table:table-cell office:value-type="float" office:value="287.93" calcext:value-type="float">
            <text:p>287.93</text:p>
          </table:table-cell>
          <table:table-cell office:value-type="float" office:value="27.584" calcext:value-type="float">
            <text:p>27.58</text:p>
          </table:table-cell>
          <table:table-cell office:value-type="float" office:value="0.2058" calcext:value-type="float">
            <text:p>0.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ipedia.org/wiki/Dia_(moon)" xlink:type="simple">Dia</text:a></text:p>
          </table:table-cell>
          <table:table-cell table:formula="of:=[.D17]*1000*0.5" office:value-type="float" office:value="2000" calcext:value-type="float">
            <text:p>2.00000E+03</text:p>
          </table:table-cell>
          <table:table-cell table:formula="of:=[.E17]*10000000000000" office:value-type="float" office:value="90000000000" calcext:value-type="float">
            <text:p>9.00000E+10</text:p>
          </table:table-cell>
          <table:table-cell table:formula="of:=[.G17]*1000" office:value-type="float" office:value="12570424000" calcext:value-type="float">
            <text:p>1.25704E+10</text:p>
          </table:table-cell>
          <table:table-cell table:formula="of:=[.H17]*86400" office:value-type="float" office:value="24877152" calcext:value-type="float">
            <text:p>2.48772E+07</text:p>
          </table:table-cell>
          <table:table-cell table:formula="of:=[.I17]*PI()/180" office:value-type="float" office:value="0.481431620870116" calcext:value-type="float">
            <text:p>4.81432E-01</text:p>
          </table:table-cell>
          <table:table-cell office:value-type="float" office:value="0.2058" calcext:value-type="float">
            <text:p>0.21</text:p>
          </table:table-cell>
          <table:table-cell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Carpo_(moon)" xlink:type="simple">Carpo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17144873" calcext:value-type="float">
            <text:p>17144873</text:p>
          </table:table-cell>
          <table:table-cell office:value-type="float" office:value="458.62" calcext:value-type="float">
            <text:p>458.62</text:p>
          </table:table-cell>
          <table:table-cell office:value-type="float" office:value="56.001" calcext:value-type="float">
            <text:p>56</text:p>
          </table:table-cell>
          <table:table-cell office:value-type="float" office:value="0.2735" calcext:value-type="float">
            <text:p>0.2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Carpo_(moon)" xlink:type="simple">Carpo</text:a></text:p>
          </table:table-cell>
          <table:table-cell table:formula="of:=[.D18]*1000*0.5" office:value-type="float" office:value="1500" calcext:value-type="float">
            <text:p>1.50000E+03</text:p>
          </table:table-cell>
          <table:table-cell table:formula="of:=[.E18]*10000000000000" office:value-type="float" office:value="45000000000" calcext:value-type="float">
            <text:p>4.50000E+10</text:p>
          </table:table-cell>
          <table:table-cell table:formula="of:=[.G18]*1000" office:value-type="float" office:value="17144873000" calcext:value-type="float">
            <text:p>1.71449E+10</text:p>
          </table:table-cell>
          <table:table-cell table:formula="of:=[.H18]*86400" office:value-type="float" office:value="39624768" calcext:value-type="float">
            <text:p>3.96248E+07</text:p>
          </table:table-cell>
          <table:table-cell table:formula="of:=[.I18]*PI()/180" office:value-type="float" office:value="0.977401834409344" calcext:value-type="float">
            <text:p>9.77402E-01</text:p>
          </table:table-cell>
          <table:table-cell office:value-type="float" office:value="0.2735" calcext:value-type="float">
            <text:p>0.27</text:p>
          </table:table-cell>
          <table:table-cell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S/2003_J_12" xlink:type="simple">S/2003 J 12</text:a>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</text:p>
          </table:table-cell>
          <table:table-cell/>
          <table:table-cell office:value-type="float" office:value="17739539" calcext:value-type="float">
            <text:p>17739539</text:p>
          </table:table-cell>
          <table:table-cell office:value-type="float" office:value="-482.69" calcext:value-type="float">
            <text:p>-482.69</text:p>
          </table:table-cell>
          <table:table-cell office:value-type="float" office:value="142.68" calcext:value-type="float">
            <text:p>142.68</text:p>
          </table:table-cell>
          <table:table-cell office:value-type="float" office:value="0.4449" calcext:value-type="float">
            <text:p>0.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S/2003_J_12" xlink:type="simple">S/2003 J 12</text:a></text:p>
          </table:table-cell>
          <table:table-cell table:formula="of:=[.D19]*1000*0.5" office:value-type="float" office:value="500" calcext:value-type="float">
            <text:p>5.00000E+02</text:p>
          </table:table-cell>
          <table:table-cell table:formula="of:=[.E19]*10000000000000" office:value-type="float" office:value="1500000000" calcext:value-type="float">
            <text:p>1.50000E+09</text:p>
          </table:table-cell>
          <table:table-cell table:formula="of:=[.G19]*1000" office:value-type="float" office:value="17739539000" calcext:value-type="float">
            <text:p>1.77395E+10</text:p>
          </table:table-cell>
          <table:table-cell table:formula="of:=[.H19]*86400" office:value-type="float" office:value="-41704416" calcext:value-type="float">
            <text:p>-4.17044E+07</text:p>
          </table:table-cell>
          <table:table-cell table:formula="of:=[.I19]*PI()/180" office:value-type="float" office:value="2.49023577674551" calcext:value-type="float">
            <text:p>2.49024E+00</text:p>
          </table:table-cell>
          <table:table-cell office:value-type="float" office:value="0.4449" calcext:value-type="float">
            <text:p>0.44</text:p>
          </table:table-cell>
          <table:table-cell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Euporie_(moon)" xlink:type="simple">Eupori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19088434" calcext:value-type="float">
            <text:p>19088434</text:p>
          </table:table-cell>
          <table:table-cell office:value-type="float" office:value="-538.78" calcext:value-type="float">
            <text:p>-538.78</text:p>
          </table:table-cell>
          <table:table-cell office:value-type="float" office:value="144.694" calcext:value-type="float">
            <text:p>144.69</text:p>
          </table:table-cell>
          <table:table-cell office:value-type="float" office:value="0.096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Euporie_(moon)" xlink:type="simple">Euporie</text:a></text:p>
          </table:table-cell>
          <table:table-cell table:formula="of:=[.D20]*1000*0.5" office:value-type="float" office:value="1000" calcext:value-type="float">
            <text:p>1.00000E+03</text:p>
          </table:table-cell>
          <table:table-cell table:formula="of:=[.E20]*10000000000000" office:value-type="float" office:value="15000000000" calcext:value-type="float">
            <text:p>1.50000E+10</text:p>
          </table:table-cell>
          <table:table-cell table:formula="of:=[.G20]*1000" office:value-type="float" office:value="19088434000" calcext:value-type="float">
            <text:p>1.90884E+10</text:p>
          </table:table-cell>
          <table:table-cell table:formula="of:=[.H20]*86400" office:value-type="float" office:value="-46550592" calcext:value-type="float">
            <text:p>-4.65506E+07</text:p>
          </table:table-cell>
          <table:table-cell table:formula="of:=[.I20]*PI()/180" office:value-type="float" office:value="2.52538670788067" calcext:value-type="float">
            <text:p>2.52539E+00</text:p>
          </table:table-cell>
          <table:table-cell office:value-type="float" office:value="0.096" calcext:value-type="float">
            <text:p>0.1</text:p>
          </table:table-cell>
          <table:table-cell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S/2003_J_3" xlink:type="simple">S/2003 J 3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19621780" calcext:value-type="float">
            <text:p>19621780</text:p>
          </table:table-cell>
          <table:table-cell office:value-type="float" office:value="-561.52" calcext:value-type="float">
            <text:p>-561.52</text:p>
          </table:table-cell>
          <table:table-cell office:value-type="float" office:value="146.363" calcext:value-type="float">
            <text:p>146.36</text:p>
          </table:table-cell>
          <table:table-cell office:value-type="float" office:value="0.2507" calcext:value-type="float">
            <text:p>0.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S/2003_J_3" xlink:type="simple">S/2003 J 3</text:a></text:p>
          </table:table-cell>
          <table:table-cell table:formula="of:=[.D21]*1000*0.5" office:value-type="float" office:value="1000" calcext:value-type="float">
            <text:p>1.00000E+03</text:p>
          </table:table-cell>
          <table:table-cell table:formula="of:=[.E21]*10000000000000" office:value-type="float" office:value="15000000000" calcext:value-type="float">
            <text:p>1.50000E+10</text:p>
          </table:table-cell>
          <table:table-cell table:formula="of:=[.G21]*1000" office:value-type="float" office:value="19621780000" calcext:value-type="float">
            <text:p>1.96218E+10</text:p>
          </table:table-cell>
          <table:table-cell table:formula="of:=[.H21]*86400" office:value-type="float" office:value="-48515328" calcext:value-type="float">
            <text:p>-4.85153E+07</text:p>
          </table:table-cell>
          <table:table-cell table:formula="of:=[.I21]*PI()/180" office:value-type="float" office:value="2.55451625309646" calcext:value-type="float">
            <text:p>2.55452E+00</text:p>
          </table:table-cell>
          <table:table-cell office:value-type="float" office:value="0.2507" calcext:value-type="float">
            <text:p>0.25</text:p>
          </table:table-cell>
          <table:table-cell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ipedia.org/wiki/S/2011_J_1" xlink:type="simple">S/2011 J 1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155290" calcext:value-type="float">
            <text:p>20155290</text:p>
          </table:table-cell>
          <table:table-cell office:value-type="float" office:value="-582.22" calcext:value-type="float">
            <text:p>-582.22</text:p>
          </table:table-cell>
          <table:table-cell office:value-type="float" office:value="162.8" calcext:value-type="float">
            <text:p>162.8</text:p>
          </table:table-cell>
          <table:table-cell office:value-type="float" office:value="0.2963" calcext:value-type="float">
            <text:p>0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ipedia.org/wiki/S/2011_J_1" xlink:type="simple">S/2011 J 1</text:a></text:p>
          </table:table-cell>
          <table:table-cell table:formula="of:=[.D22]*1000*0.5" office:value-type="float" office:value="500" calcext:value-type="float">
            <text:p>5.00000E+02</text:p>
          </table:table-cell>
          <table:table-cell table:formula="of:=[.E22]*10000000000000" office:value-type="float" office:value="0" calcext:value-type="float">
            <text:p>0.00000E+00</text:p>
          </table:table-cell>
          <table:table-cell table:formula="of:=[.G22]*1000" office:value-type="float" office:value="20155290000" calcext:value-type="float">
            <text:p>2.01553E+10</text:p>
          </table:table-cell>
          <table:table-cell table:formula="of:=[.H22]*86400" office:value-type="float" office:value="-50303808" calcext:value-type="float">
            <text:p>-5.03038E+07</text:p>
          </table:table-cell>
          <table:table-cell table:formula="of:=[.I22]*PI()/180" office:value-type="float" office:value="2.84139602224677" calcext:value-type="float">
            <text:p>2.84140E+00</text:p>
          </table:table-cell>
          <table:table-cell office:value-type="float" office:value="0.2963" calcext:value-type="float">
            <text:p>0.3</text:p>
          </table:table-cell>
          <table:table-cell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S/2003_J_18" xlink:type="simple">S/2003 J 18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219648" calcext:value-type="float">
            <text:p>20219648</text:p>
          </table:table-cell>
          <table:table-cell office:value-type="float" office:value="-587.38" calcext:value-type="float">
            <text:p>-587.38</text:p>
          </table:table-cell>
          <table:table-cell office:value-type="float" office:value="146.376" calcext:value-type="float">
            <text:p>146.38</text:p>
          </table:table-cell>
          <table:table-cell office:value-type="float" office:value="0.1048" calcext:value-type="float">
            <text:p>0.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S/2003_J_18" xlink:type="simple">S/2003 J 18</text:a></text:p>
          </table:table-cell>
          <table:table-cell table:formula="of:=[.D23]*1000*0.5" office:value-type="float" office:value="1000" calcext:value-type="float">
            <text:p>1.00000E+03</text:p>
          </table:table-cell>
          <table:table-cell table:formula="of:=[.E23]*10000000000000" office:value-type="float" office:value="15000000000" calcext:value-type="float">
            <text:p>1.50000E+10</text:p>
          </table:table-cell>
          <table:table-cell table:formula="of:=[.G23]*1000" office:value-type="float" office:value="20219648000" calcext:value-type="float">
            <text:p>2.02196E+10</text:p>
          </table:table-cell>
          <table:table-cell table:formula="of:=[.H23]*86400" office:value-type="float" office:value="-50749632" calcext:value-type="float">
            <text:p>-5.07496E+07</text:p>
          </table:table-cell>
          <table:table-cell table:formula="of:=[.I23]*PI()/180" office:value-type="float" office:value="2.55474314589922" calcext:value-type="float">
            <text:p>2.55474E+00</text:p>
          </table:table-cell>
          <table:table-cell office:value-type="float" office:value="0.1048" calcext:value-type="float">
            <text:p>0.1</text:p>
          </table:table-cell>
          <table:table-cell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S/2010_J_2" xlink:type="simple">S/2010 J 2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307150" calcext:value-type="float">
            <text:p>20307150</text:p>
          </table:table-cell>
          <table:table-cell office:value-type="float" office:value="-588.36" calcext:value-type="float">
            <text:p>-588.36</text:p>
          </table:table-cell>
          <table:table-cell office:value-type="float" office:value="150.4" calcext:value-type="float">
            <text:p>150.4</text:p>
          </table:table-cell>
          <table:table-cell office:value-type="float" office:value="0.307" calcext:value-type="float">
            <text:p>0.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S/2010_J_2" xlink:type="simple">S/2010 J 2</text:a></text:p>
          </table:table-cell>
          <table:table-cell table:formula="of:=[.D24]*1000*0.5" office:value-type="float" office:value="500" calcext:value-type="float">
            <text:p>5.00000E+02</text:p>
          </table:table-cell>
          <table:table-cell table:formula="of:=[.E24]*10000000000000" office:value-type="float" office:value="0" calcext:value-type="float">
            <text:p>0.00000E+00</text:p>
          </table:table-cell>
          <table:table-cell table:formula="of:=[.G24]*1000" office:value-type="float" office:value="20307150000" calcext:value-type="float">
            <text:p>2.03072E+10</text:p>
          </table:table-cell>
          <table:table-cell table:formula="of:=[.H24]*86400" office:value-type="float" office:value="-50834304" calcext:value-type="float">
            <text:p>-5.08343E+07</text:p>
          </table:table-cell>
          <table:table-cell table:formula="of:=[.I24]*PI()/180" office:value-type="float" office:value="2.62497519499947" calcext:value-type="float">
            <text:p>2.62498E+00</text:p>
          </table:table-cell>
          <table:table-cell office:value-type="float" office:value="0.307" calcext:value-type="float">
            <text:p>0.31</text:p>
          </table:table-cell>
          <table:table-cell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Thelxinoe_(moon)" xlink:type="simple">Thelxino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453753" calcext:value-type="float">
            <text:p>20453753</text:p>
          </table:table-cell>
          <table:table-cell office:value-type="float" office:value="-597.61" calcext:value-type="float">
            <text:p>-597.61</text:p>
          </table:table-cell>
          <table:table-cell office:value-type="float" office:value="151.292" calcext:value-type="float">
            <text:p>151.29</text:p>
          </table:table-cell>
          <table:table-cell office:value-type="float" office:value="0.2684" calcext:value-type="float">
            <text:p>0.2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Thelxinoe_(moon)" xlink:type="simple">Thelxinoe</text:a></text:p>
          </table:table-cell>
          <table:table-cell table:formula="of:=[.D25]*1000*0.5" office:value-type="float" office:value="1000" calcext:value-type="float">
            <text:p>1.00000E+03</text:p>
          </table:table-cell>
          <table:table-cell table:formula="of:=[.E25]*10000000000000" office:value-type="float" office:value="15000000000" calcext:value-type="float">
            <text:p>1.50000E+10</text:p>
          </table:table-cell>
          <table:table-cell table:formula="of:=[.G25]*1000" office:value-type="float" office:value="20453753000" calcext:value-type="float">
            <text:p>2.04538E+10</text:p>
          </table:table-cell>
          <table:table-cell table:formula="of:=[.H25]*86400" office:value-type="float" office:value="-51633504" calcext:value-type="float">
            <text:p>-5.16335E+07</text:p>
          </table:table-cell>
          <table:table-cell table:formula="of:=[.I25]*PI()/180" office:value-type="float" office:value="2.64054353192726" calcext:value-type="float">
            <text:p>2.64054E+00</text:p>
          </table:table-cell>
          <table:table-cell office:value-type="float" office:value="0.2684" calcext:value-type="float">
            <text:p>0.27</text:p>
          </table:table-cell>
          <table:table-cell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Euanthe_(moon)" xlink:type="simple">Euanth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0464854" calcext:value-type="float">
            <text:p>20464854</text:p>
          </table:table-cell>
          <table:table-cell office:value-type="float" office:value="-598.09" calcext:value-type="float">
            <text:p>-598.09</text:p>
          </table:table-cell>
          <table:table-cell office:value-type="float" office:value="143.409" calcext:value-type="float">
            <text:p>143.4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Euanthe_(moon)" xlink:type="simple">Euanthe</text:a></text:p>
          </table:table-cell>
          <table:table-cell table:formula="of:=[.D26]*1000*0.5" office:value-type="float" office:value="1500" calcext:value-type="float">
            <text:p>1.50000E+03</text:p>
          </table:table-cell>
          <table:table-cell table:formula="of:=[.E26]*10000000000000" office:value-type="float" office:value="45000000000" calcext:value-type="float">
            <text:p>4.50000E+10</text:p>
          </table:table-cell>
          <table:table-cell table:formula="of:=[.G26]*1000" office:value-type="float" office:value="20464854000" calcext:value-type="float">
            <text:p>2.04649E+10</text:p>
          </table:table-cell>
          <table:table-cell table:formula="of:=[.H26]*86400" office:value-type="float" office:value="-51674976" calcext:value-type="float">
            <text:p>-5.16750E+07</text:p>
          </table:table-cell>
          <table:table-cell table:formula="of:=[.I26]*PI()/180" office:value-type="float" office:value="2.50295922699255" calcext:value-type="float">
            <text:p>2.50296E+0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Helike_(moon)" xlink:type="simple">Helik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0540266" calcext:value-type="float">
            <text:p>20540266</text:p>
          </table:table-cell>
          <table:table-cell office:value-type="float" office:value="-601.4" calcext:value-type="float">
            <text:p>-601.4</text:p>
          </table:table-cell>
          <table:table-cell office:value-type="float" office:value="154.586" calcext:value-type="float">
            <text:p>154.59</text:p>
          </table:table-cell>
          <table:table-cell office:value-type="float" office:value="0.1374" calcext:value-type="float">
            <text:p>0.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Helike_(moon)" xlink:type="simple">Helike</text:a></text:p>
          </table:table-cell>
          <table:table-cell table:formula="of:=[.D27]*1000*0.5" office:value-type="float" office:value="2000" calcext:value-type="float">
            <text:p>2.00000E+03</text:p>
          </table:table-cell>
          <table:table-cell table:formula="of:=[.E27]*10000000000000" office:value-type="float" office:value="90000000000" calcext:value-type="float">
            <text:p>9.00000E+10</text:p>
          </table:table-cell>
          <table:table-cell table:formula="of:=[.G27]*1000" office:value-type="float" office:value="20540266000" calcext:value-type="float">
            <text:p>2.05403E+10</text:p>
          </table:table-cell>
          <table:table-cell table:formula="of:=[.H27]*86400" office:value-type="float" office:value="-51960960" calcext:value-type="float">
            <text:p>-5.19610E+07</text:p>
          </table:table-cell>
          <table:table-cell table:formula="of:=[.I27]*PI()/180" office:value-type="float" office:value="2.69803467748795" calcext:value-type="float">
            <text:p>2.69803E+00</text:p>
          </table:table-cell>
          <table:table-cell office:value-type="float" office:value="0.1374" calcext:value-type="float">
            <text:p>0.14</text:p>
          </table:table-cell>
          <table:table-cell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ipedia.org/wiki/Orthosie_(moon)" xlink:type="simple">Orthosi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567971" calcext:value-type="float">
            <text:p>20567971</text:p>
          </table:table-cell>
          <table:table-cell office:value-type="float" office:value="-602.62" calcext:value-type="float">
            <text:p>-602.62</text:p>
          </table:table-cell>
          <table:table-cell office:value-type="float" office:value="142.366" calcext:value-type="float">
            <text:p>142.37</text:p>
          </table:table-cell>
          <table:table-cell office:value-type="float" office:value="0.2433" calcext:value-type="float">
            <text:p>0.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ipedia.org/wiki/Orthosie_(moon)" xlink:type="simple">Orthosie</text:a></text:p>
          </table:table-cell>
          <table:table-cell table:formula="of:=[.D28]*1000*0.5" office:value-type="float" office:value="1000" calcext:value-type="float">
            <text:p>1.00000E+03</text:p>
          </table:table-cell>
          <table:table-cell table:formula="of:=[.E28]*10000000000000" office:value-type="float" office:value="15000000000" calcext:value-type="float">
            <text:p>1.50000E+10</text:p>
          </table:table-cell>
          <table:table-cell table:formula="of:=[.G28]*1000" office:value-type="float" office:value="20567971000" calcext:value-type="float">
            <text:p>2.05680E+10</text:p>
          </table:table-cell>
          <table:table-cell table:formula="of:=[.H28]*86400" office:value-type="float" office:value="-52066368" calcext:value-type="float">
            <text:p>-5.20664E+07</text:p>
          </table:table-cell>
          <table:table-cell table:formula="of:=[.I28]*PI()/180" office:value-type="float" office:value="2.48475544289425" calcext:value-type="float">
            <text:p>2.48476E+00</text:p>
          </table:table-cell>
          <table:table-cell office:value-type="float" office:value="0.2433" calcext:value-type="float">
            <text:p>0.24</text:p>
          </table:table-cell>
          <table:table-cell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S/2016_J_1" xlink:type="simple">S/2016 J 1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595483" calcext:value-type="float">
            <text:p>20595483</text:p>
          </table:table-cell>
          <table:table-cell office:value-type="float" office:value="-603.83" calcext:value-type="float">
            <text:p>-603.83</text:p>
          </table:table-cell>
          <table:table-cell office:value-type="float" office:value="139.839" calcext:value-type="float">
            <text:p>139.84</text:p>
          </table:table-cell>
          <table:table-cell office:value-type="float" office:value="0.1377" calcext:value-type="float">
            <text:p>0.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S/2016_J_1" xlink:type="simple">S/2016 J 1</text:a></text:p>
          </table:table-cell>
          <table:table-cell table:formula="of:=[.D29]*1000*0.5" office:value-type="float" office:value="1500" calcext:value-type="float">
            <text:p>1.50000E+03</text:p>
          </table:table-cell>
          <table:table-cell table:formula="of:=[.E29]*10000000000000" office:value-type="float" office:value="15000000000" calcext:value-type="float">
            <text:p>1.50000E+10</text:p>
          </table:table-cell>
          <table:table-cell table:formula="of:=[.G29]*1000" office:value-type="float" office:value="20595483000" calcext:value-type="float">
            <text:p>2.05955E+10</text:p>
          </table:table-cell>
          <table:table-cell table:formula="of:=[.H29]*86400" office:value-type="float" office:value="-52170912" calcext:value-type="float">
            <text:p>-5.21709E+07</text:p>
          </table:table-cell>
          <table:table-cell table:formula="of:=[.I29]*PI()/180" office:value-type="float" office:value="2.44065097269635" calcext:value-type="float">
            <text:p>2.44065E+00</text:p>
          </table:table-cell>
          <table:table-cell office:value-type="float" office:value="0.1377" calcext:value-type="float">
            <text:p>0.14</text:p>
          </table:table-cell>
          <table:table-cell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Iocaste_(moon)" xlink:type="simple">Iocaste</text:a>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2</text:p>
          </table:table-cell>
          <table:table-cell/>
          <table:table-cell office:value-type="float" office:value="20722566" calcext:value-type="float">
            <text:p>20722566</text:p>
          </table:table-cell>
          <table:table-cell office:value-type="float" office:value="-609.43" calcext:value-type="float">
            <text:p>-609.43</text:p>
          </table:table-cell>
          <table:table-cell office:value-type="float" office:value="147.248" calcext:value-type="float">
            <text:p>147.25</text:p>
          </table:table-cell>
          <table:table-cell office:value-type="float" office:value="0.2874" calcext:value-type="float">
            <text:p>0.2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Iocaste_(moon)" xlink:type="simple">Iocaste</text:a></text:p>
          </table:table-cell>
          <table:table-cell table:formula="of:=[.D30]*1000*0.5" office:value-type="float" office:value="2500" calcext:value-type="float">
            <text:p>2.50000E+03</text:p>
          </table:table-cell>
          <table:table-cell table:formula="of:=[.E30]*10000000000000" office:value-type="float" office:value="190000000000" calcext:value-type="float">
            <text:p>1.90000E+11</text:p>
          </table:table-cell>
          <table:table-cell table:formula="of:=[.G30]*1000" office:value-type="float" office:value="20722566000" calcext:value-type="float">
            <text:p>2.07226E+10</text:p>
          </table:table-cell>
          <table:table-cell table:formula="of:=[.H30]*86400" office:value-type="float" office:value="-52654752" calcext:value-type="float">
            <text:p>-5.26548E+07</text:p>
          </table:table-cell>
          <table:table-cell table:formula="of:=[.I30]*PI()/180" office:value-type="float" office:value="2.56996241697661" calcext:value-type="float">
            <text:p>2.56996E+00</text:p>
          </table:table-cell>
          <table:table-cell office:value-type="float" office:value="0.2874" calcext:value-type="float">
            <text:p>0.29</text:p>
          </table:table-cell>
          <table:table-cell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ipedia.org/wiki/S/2003_J_16" xlink:type="simple">S/2003 J 16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0743779" calcext:value-type="float">
            <text:p>20743779</text:p>
          </table:table-cell>
          <table:table-cell office:value-type="float" office:value="-610.36" calcext:value-type="float">
            <text:p>-610.36</text:p>
          </table:table-cell>
          <table:table-cell office:value-type="float" office:value="150.769" calcext:value-type="float">
            <text:p>150.77</text:p>
          </table:table-cell>
          <table:table-cell office:value-type="float" office:value="0.3184" calcext:value-type="float">
            <text:p>0.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ipedia.org/wiki/S/2003_J_16" xlink:type="simple">S/2003 J 16</text:a></text:p>
          </table:table-cell>
          <table:table-cell table:formula="of:=[.D31]*1000*0.5" office:value-type="float" office:value="1000" calcext:value-type="float">
            <text:p>1.00000E+03</text:p>
          </table:table-cell>
          <table:table-cell table:formula="of:=[.E31]*10000000000000" office:value-type="float" office:value="15000000000" calcext:value-type="float">
            <text:p>1.50000E+10</text:p>
          </table:table-cell>
          <table:table-cell table:formula="of:=[.G31]*1000" office:value-type="float" office:value="20743779000" calcext:value-type="float">
            <text:p>2.07438E+10</text:p>
          </table:table-cell>
          <table:table-cell table:formula="of:=[.H31]*86400" office:value-type="float" office:value="-52735104" calcext:value-type="float">
            <text:p>-5.27351E+07</text:p>
          </table:table-cell>
          <table:table-cell table:formula="of:=[.I31]*PI()/180" office:value-type="float" office:value="2.63141545993933" calcext:value-type="float">
            <text:p>2.63142E+00</text:p>
          </table:table-cell>
          <table:table-cell office:value-type="float" office:value="0.3184" calcext:value-type="float">
            <text:p>0.32</text:p>
          </table:table-cell>
          <table:table-cell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Praxidike_(moon)" xlink:type="simple">Praxidike</text:a></text:p>
          </table:table-cell>
          <table:table-cell office:value-type="float" office:value="7" calcext:value-type="float">
            <text:p>7</text:p>
          </table:table-cell>
          <table:table-cell office:value-type="float" office:value="0.043" calcext:value-type="float">
            <text:p>0.04</text:p>
          </table:table-cell>
          <table:table-cell/>
          <table:table-cell office:value-type="float" office:value="20823948" calcext:value-type="float">
            <text:p>20823948</text:p>
          </table:table-cell>
          <table:table-cell office:value-type="float" office:value="-613.9" calcext:value-type="float">
            <text:p>-613.9</text:p>
          </table:table-cell>
          <table:table-cell office:value-type="float" office:value="144.205" calcext:value-type="float">
            <text:p>144.21</text:p>
          </table:table-cell>
          <table:table-cell office:value-type="float" office:value="0.184" calcext:value-type="float">
            <text:p>0.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Praxidike_(moon)" xlink:type="simple">Praxidike</text:a></text:p>
          </table:table-cell>
          <table:table-cell table:formula="of:=[.D32]*1000*0.5" office:value-type="float" office:value="3500" calcext:value-type="float">
            <text:p>3.50000E+03</text:p>
          </table:table-cell>
          <table:table-cell table:formula="of:=[.E32]*10000000000000" office:value-type="float" office:value="430000000000" calcext:value-type="float">
            <text:p>4.30000E+11</text:p>
          </table:table-cell>
          <table:table-cell table:formula="of:=[.G32]*1000" office:value-type="float" office:value="20823948000" calcext:value-type="float">
            <text:p>2.08239E+10</text:p>
          </table:table-cell>
          <table:table-cell table:formula="of:=[.H32]*86400" office:value-type="float" office:value="-53040960" calcext:value-type="float">
            <text:p>-5.30410E+07</text:p>
          </table:table-cell>
          <table:table-cell table:formula="of:=[.I32]*PI()/180" office:value-type="float" office:value="2.51685204783842" calcext:value-type="float">
            <text:p>2.51685E+00</text:p>
          </table:table-cell>
          <table:table-cell office:value-type="float" office:value="0.184" calcext:value-type="float">
            <text:p>0.18</text:p>
          </table:table-cell>
          <table:table-cell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ipedia.org/wiki/Harpalyke_(moon)" xlink:type="simple">Harpalyk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</text:p>
          </table:table-cell>
          <table:table-cell/>
          <table:table-cell office:value-type="float" office:value="21063814" calcext:value-type="float">
            <text:p>21063814</text:p>
          </table:table-cell>
          <table:table-cell office:value-type="float" office:value="-624.54" calcext:value-type="float">
            <text:p>-624.54</text:p>
          </table:table-cell>
          <table:table-cell office:value-type="float" office:value="147.223" calcext:value-type="float">
            <text:p>147.22</text:p>
          </table:table-cell>
          <table:table-cell office:value-type="float" office:value="0.244" calcext:value-type="float">
            <text:p>0.2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ipedia.org/wiki/Harpalyke_(moon)" xlink:type="simple">Harpalyke</text:a></text:p>
          </table:table-cell>
          <table:table-cell table:formula="of:=[.D33]*1000*0.5" office:value-type="float" office:value="2000" calcext:value-type="float">
            <text:p>2.00000E+03</text:p>
          </table:table-cell>
          <table:table-cell table:formula="of:=[.E33]*10000000000000" office:value-type="float" office:value="120000000000" calcext:value-type="float">
            <text:p>1.20000E+11</text:p>
          </table:table-cell>
          <table:table-cell table:formula="of:=[.G33]*1000" office:value-type="float" office:value="21063814000" calcext:value-type="float">
            <text:p>2.10638E+10</text:p>
          </table:table-cell>
          <table:table-cell table:formula="of:=[.H33]*86400" office:value-type="float" office:value="-53960256" calcext:value-type="float">
            <text:p>-5.39603E+07</text:p>
          </table:table-cell>
          <table:table-cell table:formula="of:=[.I33]*PI()/180" office:value-type="float" office:value="2.56952608466361" calcext:value-type="float">
            <text:p>2.56953E+00</text:p>
          </table:table-cell>
          <table:table-cell office:value-type="float" office:value="0.244" calcext:value-type="float">
            <text:p>0.24</text:p>
          </table:table-cell>
          <table:table-cell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Mneme_(moon)" xlink:type="simple">Mnem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1129786" calcext:value-type="float">
            <text:p>21129786</text:p>
          </table:table-cell>
          <table:table-cell office:value-type="float" office:value="-627.48" calcext:value-type="float">
            <text:p>-627.48</text:p>
          </table:table-cell>
          <table:table-cell office:value-type="float" office:value="149.732" calcext:value-type="float">
            <text:p>149.73</text:p>
          </table:table-cell>
          <table:table-cell office:value-type="float" office:value="0.3169" calcext:value-type="float">
            <text:p>0.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Mneme_(moon)" xlink:type="simple">Mneme</text:a></text:p>
          </table:table-cell>
          <table:table-cell table:formula="of:=[.D34]*1000*0.5" office:value-type="float" office:value="1000" calcext:value-type="float">
            <text:p>1.00000E+03</text:p>
          </table:table-cell>
          <table:table-cell table:formula="of:=[.E34]*10000000000000" office:value-type="float" office:value="15000000000" calcext:value-type="float">
            <text:p>1.50000E+10</text:p>
          </table:table-cell>
          <table:table-cell table:formula="of:=[.G34]*1000" office:value-type="float" office:value="21129786000" calcext:value-type="float">
            <text:p>2.11298E+10</text:p>
          </table:table-cell>
          <table:table-cell table:formula="of:=[.H34]*86400" office:value-type="float" office:value="-54214272" calcext:value-type="float">
            <text:p>-5.42143E+07</text:p>
          </table:table-cell>
          <table:table-cell table:formula="of:=[.I34]*PI()/180" office:value-type="float" office:value="2.61331639559615" calcext:value-type="float">
            <text:p>2.61332E+00</text:p>
          </table:table-cell>
          <table:table-cell office:value-type="float" office:value="0.3169" calcext:value-type="float">
            <text:p>0.32</text:p>
          </table:table-cell>
          <table:table-cell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ipedia.org/wiki/Hermippe_(moon)" xlink:type="simple">Hermipp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1182086" calcext:value-type="float">
            <text:p>21182086</text:p>
          </table:table-cell>
          <table:table-cell office:value-type="float" office:value="-629.81" calcext:value-type="float">
            <text:p>-629.81</text:p>
          </table:table-cell>
          <table:table-cell office:value-type="float" office:value="151.242" calcext:value-type="float">
            <text:p>151.24</text:p>
          </table:table-cell>
          <table:table-cell office:value-type="float" office:value="0.229" calcext:value-type="float">
            <text:p>0.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ipedia.org/wiki/Hermippe_(moon)" xlink:type="simple">Hermippe</text:a></text:p>
          </table:table-cell>
          <table:table-cell table:formula="of:=[.D35]*1000*0.5" office:value-type="float" office:value="2000" calcext:value-type="float">
            <text:p>2.00000E+03</text:p>
          </table:table-cell>
          <table:table-cell table:formula="of:=[.E35]*10000000000000" office:value-type="float" office:value="90000000000" calcext:value-type="float">
            <text:p>9.00000E+10</text:p>
          </table:table-cell>
          <table:table-cell table:formula="of:=[.G35]*1000" office:value-type="float" office:value="21182086000" calcext:value-type="float">
            <text:p>2.11821E+10</text:p>
          </table:table-cell>
          <table:table-cell table:formula="of:=[.H35]*86400" office:value-type="float" office:value="-54415584" calcext:value-type="float">
            <text:p>-5.44156E+07</text:p>
          </table:table-cell>
          <table:table-cell table:formula="of:=[.I35]*PI()/180" office:value-type="float" office:value="2.63967086730126" calcext:value-type="float">
            <text:p>2.63967E+00</text:p>
          </table:table-cell>
          <table:table-cell office:value-type="float" office:value="0.229" calcext:value-type="float">
            <text:p>0.23</text:p>
          </table:table-cell>
          <table:table-cell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ipedia.org/wiki/Thyone_(moon)" xlink:type="simple">Thyon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1405570" calcext:value-type="float">
            <text:p>21405570</text:p>
          </table:table-cell>
          <table:table-cell office:value-type="float" office:value="-639.8" calcext:value-type="float">
            <text:p>-639.8</text:p>
          </table:table-cell>
          <table:table-cell office:value-type="float" office:value="147.276" calcext:value-type="float">
            <text:p>147.28</text:p>
          </table:table-cell>
          <table:table-cell office:value-type="float" office:value="0.2525" calcext:value-type="float">
            <text:p>0.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ipedia.org/wiki/Thyone_(moon)" xlink:type="simple">Thyone</text:a></text:p>
          </table:table-cell>
          <table:table-cell table:formula="of:=[.D36]*1000*0.5" office:value-type="float" office:value="2000" calcext:value-type="float">
            <text:p>2.00000E+03</text:p>
          </table:table-cell>
          <table:table-cell table:formula="of:=[.E36]*10000000000000" office:value-type="float" office:value="90000000000" calcext:value-type="float">
            <text:p>9.00000E+10</text:p>
          </table:table-cell>
          <table:table-cell table:formula="of:=[.G36]*1000" office:value-type="float" office:value="21405570000" calcext:value-type="float">
            <text:p>2.14056E+10</text:p>
          </table:table-cell>
          <table:table-cell table:formula="of:=[.H36]*86400" office:value-type="float" office:value="-55278720" calcext:value-type="float">
            <text:p>-5.52787E+07</text:p>
          </table:table-cell>
          <table:table-cell table:formula="of:=[.I36]*PI()/180" office:value-type="float" office:value="2.57045110916717" calcext:value-type="float">
            <text:p>2.57045E+00</text:p>
          </table:table-cell>
          <table:table-cell office:value-type="float" office:value="0.2525" calcext:value-type="float">
            <text:p>0.25</text:p>
          </table:table-cell>
          <table:table-cell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ipedia.org/wiki/Ananke_(moon)" xlink:type="simple">Ananke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454952" calcext:value-type="float">
            <text:p>21454952</text:p>
          </table:table-cell>
          <table:table-cell office:value-type="float" office:value="-640.38" calcext:value-type="float">
            <text:p>-640.38</text:p>
          </table:table-cell>
          <table:table-cell office:value-type="float" office:value="151.564" calcext:value-type="float">
            <text:p>151.56</text:p>
          </table:table-cell>
          <table:table-cell office:value-type="float" office:value="0.3445" calcext:value-type="float">
            <text:p>0.3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ipedia.org/wiki/Ananke_(moon)" xlink:type="simple">Ananke</text:a></text:p>
          </table:table-cell>
          <table:table-cell table:formula="of:=[.D37]*1000*0.5" office:value-type="float" office:value="14000" calcext:value-type="float">
            <text:p>1.40000E+04</text:p>
          </table:table-cell>
          <table:table-cell table:formula="of:=[.E37]*10000000000000" office:value-type="float" office:value="30000000000000" calcext:value-type="float">
            <text:p>3.00000E+13</text:p>
          </table:table-cell>
          <table:table-cell table:formula="of:=[.G37]*1000" office:value-type="float" office:value="21454952000" calcext:value-type="float">
            <text:p>2.14550E+10</text:p>
          </table:table-cell>
          <table:table-cell table:formula="of:=[.H37]*86400" office:value-type="float" office:value="-55328832" calcext:value-type="float">
            <text:p>-5.53288E+07</text:p>
          </table:table-cell>
          <table:table-cell table:formula="of:=[.I37]*PI()/180" office:value-type="float" office:value="2.64529082749269" calcext:value-type="float">
            <text:p>2.64529E+00</text:p>
          </table:table-cell>
          <table:table-cell office:value-type="float" office:value="0.3445" calcext:value-type="float">
            <text:p>0.34</text:p>
          </table:table-cell>
          <table:table-cell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Herse_(moon)" xlink:type="simple">Hers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134306" calcext:value-type="float">
            <text:p>22134306</text:p>
          </table:table-cell>
          <table:table-cell office:value-type="float" office:value="-672.75" calcext:value-type="float">
            <text:p>-672.75</text:p>
          </table:table-cell>
          <table:table-cell office:value-type="float" office:value="162.49" calcext:value-type="float">
            <text:p>162.49</text:p>
          </table:table-cell>
          <table:table-cell office:value-type="float" office:value="0.2379" calcext:value-type="float">
            <text:p>0.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Herse_(moon)" xlink:type="simple">Herse</text:a></text:p>
          </table:table-cell>
          <table:table-cell table:formula="of:=[.D38]*1000*0.5" office:value-type="float" office:value="1000" calcext:value-type="float">
            <text:p>1.00000E+03</text:p>
          </table:table-cell>
          <table:table-cell table:formula="of:=[.E38]*10000000000000" office:value-type="float" office:value="15000000000" calcext:value-type="float">
            <text:p>1.50000E+10</text:p>
          </table:table-cell>
          <table:table-cell table:formula="of:=[.G38]*1000" office:value-type="float" office:value="22134306000" calcext:value-type="float">
            <text:p>2.21343E+10</text:p>
          </table:table-cell>
          <table:table-cell table:formula="of:=[.H38]*86400" office:value-type="float" office:value="-58125600" calcext:value-type="float">
            <text:p>-5.81256E+07</text:p>
          </table:table-cell>
          <table:table-cell table:formula="of:=[.I38]*PI()/180" office:value-type="float" office:value="2.83598550156559" calcext:value-type="float">
            <text:p>2.83599E+00</text:p>
          </table:table-cell>
          <table:table-cell office:value-type="float" office:value="0.2379" calcext:value-type="float">
            <text:p>0.24</text:p>
          </table:table-cell>
          <table:table-cell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ipedia.org/wiki/Aitne_(moon)" xlink:type="simple">Aitn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2285161" calcext:value-type="float">
            <text:p>22285161</text:p>
          </table:table-cell>
          <table:table-cell office:value-type="float" office:value="-679.64" calcext:value-type="float">
            <text:p>-679.64</text:p>
          </table:table-cell>
          <table:table-cell office:value-type="float" office:value="165.562" calcext:value-type="float">
            <text:p>165.56</text:p>
          </table:table-cell>
          <table:table-cell office:value-type="float" office:value="0.3927" calcext:value-type="float">
            <text:p>0.3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ipedia.org/wiki/Aitne_(moon)" xlink:type="simple">Aitne</text:a></text:p>
          </table:table-cell>
          <table:table-cell table:formula="of:=[.D39]*1000*0.5" office:value-type="float" office:value="1500" calcext:value-type="float">
            <text:p>1.50000E+03</text:p>
          </table:table-cell>
          <table:table-cell table:formula="of:=[.E39]*10000000000000" office:value-type="float" office:value="45000000000" calcext:value-type="float">
            <text:p>4.50000E+10</text:p>
          </table:table-cell>
          <table:table-cell table:formula="of:=[.G39]*1000" office:value-type="float" office:value="22285161000" calcext:value-type="float">
            <text:p>2.22852E+10</text:p>
          </table:table-cell>
          <table:table-cell table:formula="of:=[.H39]*86400" office:value-type="float" office:value="-58720896" calcext:value-type="float">
            <text:p>-5.87209E+07</text:p>
          </table:table-cell>
          <table:table-cell table:formula="of:=[.I39]*PI()/180" office:value-type="float" office:value="2.88960201618685" calcext:value-type="float">
            <text:p>2.88960E+00</text:p>
          </table:table-cell>
          <table:table-cell office:value-type="float" office:value="0.3927" calcext:value-type="float">
            <text:p>0.39</text:p>
          </table:table-cell>
          <table:table-cell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Kale_(moon)" xlink:type="simple">Kal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409207" calcext:value-type="float">
            <text:p>22409207</text:p>
          </table:table-cell>
          <table:table-cell office:value-type="float" office:value="-685.32" calcext:value-type="float">
            <text:p>-685.32</text:p>
          </table:table-cell>
          <table:table-cell office:value-type="float" office:value="165.378" calcext:value-type="float">
            <text:p>165.38</text:p>
          </table:table-cell>
          <table:table-cell office:value-type="float" office:value="0.2011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Kale_(moon)" xlink:type="simple">Kale</text:a></text:p>
          </table:table-cell>
          <table:table-cell table:formula="of:=[.D40]*1000*0.5" office:value-type="float" office:value="1000" calcext:value-type="float">
            <text:p>1.00000E+03</text:p>
          </table:table-cell>
          <table:table-cell table:formula="of:=[.E40]*10000000000000" office:value-type="float" office:value="15000000000" calcext:value-type="float">
            <text:p>1.50000E+10</text:p>
          </table:table-cell>
          <table:table-cell table:formula="of:=[.G40]*1000" office:value-type="float" office:value="22409207000" calcext:value-type="float">
            <text:p>2.24092E+10</text:p>
          </table:table-cell>
          <table:table-cell table:formula="of:=[.H40]*86400" office:value-type="float" office:value="-59211648" calcext:value-type="float">
            <text:p>-5.92116E+07</text:p>
          </table:table-cell>
          <table:table-cell table:formula="of:=[.I40]*PI()/180" office:value-type="float" office:value="2.88639061036318" calcext:value-type="float">
            <text:p>2.88639E+00</text:p>
          </table:table-cell>
          <table:table-cell office:value-type="float" office:value="0.2011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Taygete_(moon)" xlink:type="simple">Taygete</text:a>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2</text:p>
          </table:table-cell>
          <table:table-cell/>
          <table:table-cell office:value-type="float" office:value="22438648" calcext:value-type="float">
            <text:p>22438648</text:p>
          </table:table-cell>
          <table:table-cell office:value-type="float" office:value="-686.67" calcext:value-type="float">
            <text:p>-686.67</text:p>
          </table:table-cell>
          <table:table-cell office:value-type="float" office:value="164.89" calcext:value-type="float">
            <text:p>164.89</text:p>
          </table:table-cell>
          <table:table-cell office:value-type="float" office:value="0.3678" calcext:value-type="float">
            <text:p>0.3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Taygete_(moon)" xlink:type="simple">Taygete</text:a></text:p>
          </table:table-cell>
          <table:table-cell table:formula="of:=[.D41]*1000*0.5" office:value-type="float" office:value="2500" calcext:value-type="float">
            <text:p>2.50000E+03</text:p>
          </table:table-cell>
          <table:table-cell table:formula="of:=[.E41]*10000000000000" office:value-type="float" office:value="160000000000" calcext:value-type="float">
            <text:p>1.60000E+11</text:p>
          </table:table-cell>
          <table:table-cell table:formula="of:=[.G41]*1000" office:value-type="float" office:value="22438648000" calcext:value-type="float">
            <text:p>2.24386E+10</text:p>
          </table:table-cell>
          <table:table-cell table:formula="of:=[.H41]*86400" office:value-type="float" office:value="-59328288" calcext:value-type="float">
            <text:p>-5.93283E+07</text:p>
          </table:table-cell>
          <table:table-cell table:formula="of:=[.I41]*PI()/180" office:value-type="float" office:value="2.87787340361345" calcext:value-type="float">
            <text:p>2.87787E+00</text:p>
          </table:table-cell>
          <table:table-cell office:value-type="float" office:value="0.3678" calcext:value-type="float">
            <text:p>0.37</text:p>
          </table:table-cell>
          <table:table-cell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S/2003_J_19" xlink:type="simple">S/2003 J 19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709061" calcext:value-type="float">
            <text:p>22709061</text:p>
          </table:table-cell>
          <table:table-cell office:value-type="float" office:value="-699.12" calcext:value-type="float">
            <text:p>-699.12</text:p>
          </table:table-cell>
          <table:table-cell office:value-type="float" office:value="164.727" calcext:value-type="float">
            <text:p>164.73</text:p>
          </table:table-cell>
          <table:table-cell office:value-type="float" office:value="0.1961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S/2003_J_19" xlink:type="simple">S/2003 J 19</text:a></text:p>
          </table:table-cell>
          <table:table-cell table:formula="of:=[.D42]*1000*0.5" office:value-type="float" office:value="1000" calcext:value-type="float">
            <text:p>1.00000E+03</text:p>
          </table:table-cell>
          <table:table-cell table:formula="of:=[.E42]*10000000000000" office:value-type="float" office:value="15000000000" calcext:value-type="float">
            <text:p>1.50000E+10</text:p>
          </table:table-cell>
          <table:table-cell table:formula="of:=[.G42]*1000" office:value-type="float" office:value="22709061000" calcext:value-type="float">
            <text:p>2.27091E+10</text:p>
          </table:table-cell>
          <table:table-cell table:formula="of:=[.H42]*86400" office:value-type="float" office:value="-60403968" calcext:value-type="float">
            <text:p>-6.04040E+07</text:p>
          </table:table-cell>
          <table:table-cell table:formula="of:=[.I42]*PI()/180" office:value-type="float" office:value="2.8750285169327" calcext:value-type="float">
            <text:p>2.87503E+00</text:p>
          </table:table-cell>
          <table:table-cell office:value-type="float" office:value="0.1961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ipedia.org/wiki/Chaldene" xlink:type="simple">Chalden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75" calcext:value-type="float">
            <text:p>0.01</text:p>
          </table:table-cell>
          <table:table-cell/>
          <table:table-cell office:value-type="float" office:value="22713444" calcext:value-type="float">
            <text:p>22713444</text:p>
          </table:table-cell>
          <table:table-cell office:value-type="float" office:value="-699.33" calcext:value-type="float">
            <text:p>-699.33</text:p>
          </table:table-cell>
          <table:table-cell office:value-type="float" office:value="167.07" calcext:value-type="float">
            <text:p>167.07</text:p>
          </table:table-cell>
          <table:table-cell office:value-type="float" office:value="0.2916" calcext:value-type="float">
            <text:p>0.2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ipedia.org/wiki/Chaldene" xlink:type="simple">Chaldene</text:a></text:p>
          </table:table-cell>
          <table:table-cell table:formula="of:=[.D43]*1000*0.5" office:value-type="float" office:value="2000" calcext:value-type="float">
            <text:p>2.00000E+03</text:p>
          </table:table-cell>
          <table:table-cell table:formula="of:=[.E43]*10000000000000" office:value-type="float" office:value="75000000000" calcext:value-type="float">
            <text:p>7.50000E+10</text:p>
          </table:table-cell>
          <table:table-cell table:formula="of:=[.G43]*1000" office:value-type="float" office:value="22713444000" calcext:value-type="float">
            <text:p>2.27134E+10</text:p>
          </table:table-cell>
          <table:table-cell table:formula="of:=[.H43]*86400" office:value-type="float" office:value="-60422112" calcext:value-type="float">
            <text:p>-6.04221E+07</text:p>
          </table:table-cell>
          <table:table-cell table:formula="of:=[.I43]*PI()/180" office:value-type="float" office:value="2.91592158130693" calcext:value-type="float">
            <text:p>2.91592E+00</text:p>
          </table:table-cell>
          <table:table-cell office:value-type="float" office:value="0.2916" calcext:value-type="float">
            <text:p>0.29</text:p>
          </table:table-cell>
          <table:table-cell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ipedia.org/wiki/S/2003_J_15" xlink:type="simple">S/2003 J 15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720999" calcext:value-type="float">
            <text:p>22720999</text:p>
          </table:table-cell>
          <table:table-cell office:value-type="float" office:value="-699.68" calcext:value-type="float">
            <text:p>-699.68</text:p>
          </table:table-cell>
          <table:table-cell office:value-type="float" office:value="141.812" calcext:value-type="float">
            <text:p>141.81</text:p>
          </table:table-cell>
          <table:table-cell office:value-type="float" office:value="0.0932" calcext:value-type="float">
            <text:p>0.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ipedia.org/wiki/S/2003_J_15" xlink:type="simple">S/2003 J 15</text:a></text:p>
          </table:table-cell>
          <table:table-cell table:formula="of:=[.D44]*1000*0.5" office:value-type="float" office:value="1000" calcext:value-type="float">
            <text:p>1.00000E+03</text:p>
          </table:table-cell>
          <table:table-cell table:formula="of:=[.E44]*10000000000000" office:value-type="float" office:value="15000000000" calcext:value-type="float">
            <text:p>1.50000E+10</text:p>
          </table:table-cell>
          <table:table-cell table:formula="of:=[.G44]*1000" office:value-type="float" office:value="22720999000" calcext:value-type="float">
            <text:p>2.27210E+10</text:p>
          </table:table-cell>
          <table:table-cell table:formula="of:=[.H44]*86400" office:value-type="float" office:value="-60452352" calcext:value-type="float">
            <text:p>-6.04524E+07</text:p>
          </table:table-cell>
          <table:table-cell table:formula="of:=[.I44]*PI()/180" office:value-type="float" office:value="2.4750863188382" calcext:value-type="float">
            <text:p>2.47509E+00</text:p>
          </table:table-cell>
          <table:table-cell office:value-type="float" office:value="0.0932" calcext:value-type="float">
            <text:p>0.09</text:p>
          </table:table-cell>
          <table:table-cell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ipedia.org/wiki/S/2003_J_10" xlink:type="simple">S/2003 J 10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730813" calcext:value-type="float">
            <text:p>22730813</text:p>
          </table:table-cell>
          <table:table-cell office:value-type="float" office:value="-700.13" calcext:value-type="float">
            <text:p>-700.13</text:p>
          </table:table-cell>
          <table:table-cell office:value-type="float" office:value="163.813" calcext:value-type="float">
            <text:p>163.81</text:p>
          </table:table-cell>
          <table:table-cell office:value-type="float" office:value="0.3438" calcext:value-type="float">
            <text:p>0.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ipedia.org/wiki/S/2003_J_10" xlink:type="simple">S/2003 J 10</text:a></text:p>
          </table:table-cell>
          <table:table-cell table:formula="of:=[.D45]*1000*0.5" office:value-type="float" office:value="1000" calcext:value-type="float">
            <text:p>1.00000E+03</text:p>
          </table:table-cell>
          <table:table-cell table:formula="of:=[.E45]*10000000000000" office:value-type="float" office:value="15000000000" calcext:value-type="float">
            <text:p>1.50000E+10</text:p>
          </table:table-cell>
          <table:table-cell table:formula="of:=[.G45]*1000" office:value-type="float" office:value="22730813000" calcext:value-type="float">
            <text:p>2.27308E+10</text:p>
          </table:table-cell>
          <table:table-cell table:formula="of:=[.H45]*86400" office:value-type="float" office:value="-60491232" calcext:value-type="float">
            <text:p>-6.04912E+07</text:p>
          </table:table-cell>
          <table:table-cell table:formula="of:=[.I45]*PI()/180" office:value-type="float" office:value="2.85907620756947" calcext:value-type="float">
            <text:p>2.85908E+00</text:p>
          </table:table-cell>
          <table:table-cell office:value-type="float" office:value="0.3438" calcext:value-type="float">
            <text:p>0.34</text:p>
          </table:table-cell>
          <table:table-cell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ipedia.org/wiki/S/2003_J_23" xlink:type="simple">S/2003 J 23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2739654" calcext:value-type="float">
            <text:p>22739654</text:p>
          </table:table-cell>
          <table:table-cell office:value-type="float" office:value="-700.54" calcext:value-type="float">
            <text:p>-700.54</text:p>
          </table:table-cell>
          <table:table-cell office:value-type="float" office:value="148.849" calcext:value-type="float">
            <text:p>148.85</text:p>
          </table:table-cell>
          <table:table-cell office:value-type="float" office:value="0.393" calcext:value-type="float">
            <text:p>0.3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ipedia.org/wiki/S/2003_J_23" xlink:type="simple">S/2003 J 23</text:a></text:p>
          </table:table-cell>
          <table:table-cell table:formula="of:=[.D46]*1000*0.5" office:value-type="float" office:value="1000" calcext:value-type="float">
            <text:p>1.00000E+03</text:p>
          </table:table-cell>
          <table:table-cell table:formula="of:=[.E46]*10000000000000" office:value-type="float" office:value="15000000000" calcext:value-type="float">
            <text:p>1.50000E+10</text:p>
          </table:table-cell>
          <table:table-cell table:formula="of:=[.G46]*1000" office:value-type="float" office:value="22739654000" calcext:value-type="float">
            <text:p>2.27397E+10</text:p>
          </table:table-cell>
          <table:table-cell table:formula="of:=[.H46]*86400" office:value-type="float" office:value="-60526656" calcext:value-type="float">
            <text:p>-6.05267E+07</text:p>
          </table:table-cell>
          <table:table-cell table:formula="of:=[.I46]*PI()/180" office:value-type="float" office:value="2.59790513830104" calcext:value-type="float">
            <text:p>2.59791E+00</text:p>
          </table:table-cell>
          <table:table-cell office:value-type="float" office:value="0.393" calcext:value-type="float">
            <text:p>0.39</text:p>
          </table:table-cell>
          <table:table-cell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ipedia.org/wiki/Erinome" xlink:type="simple">Erinom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2986266" calcext:value-type="float">
            <text:p>22986266</text:p>
          </table:table-cell>
          <table:table-cell office:value-type="float" office:value="-711.96" calcext:value-type="float">
            <text:p>-711.96</text:p>
          </table:table-cell>
          <table:table-cell office:value-type="float" office:value="163.737" calcext:value-type="float">
            <text:p>163.74</text:p>
          </table:table-cell>
          <table:table-cell office:value-type="float" office:value="0.2552" calcext:value-type="float">
            <text:p>0.2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ipedia.org/wiki/Erinome" xlink:type="simple">Erinome</text:a></text:p>
          </table:table-cell>
          <table:table-cell table:formula="of:=[.D47]*1000*0.5" office:value-type="float" office:value="1500" calcext:value-type="float">
            <text:p>1.50000E+03</text:p>
          </table:table-cell>
          <table:table-cell table:formula="of:=[.E47]*10000000000000" office:value-type="float" office:value="45000000000" calcext:value-type="float">
            <text:p>4.50000E+10</text:p>
          </table:table-cell>
          <table:table-cell table:formula="of:=[.G47]*1000" office:value-type="float" office:value="22986266000" calcext:value-type="float">
            <text:p>2.29863E+10</text:p>
          </table:table-cell>
          <table:table-cell table:formula="of:=[.H47]*86400" office:value-type="float" office:value="-61513344" calcext:value-type="float">
            <text:p>-6.15133E+07</text:p>
          </table:table-cell>
          <table:table-cell table:formula="of:=[.I47]*PI()/180" office:value-type="float" office:value="2.85774975733796" calcext:value-type="float">
            <text:p>2.85775E+00</text:p>
          </table:table-cell>
          <table:table-cell office:value-type="float" office:value="0.2552" calcext:value-type="float">
            <text:p>0.26</text:p>
          </table:table-cell>
          <table:table-cell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ipedia.org/wiki/Aoede_(moon)" xlink:type="simple">Aoed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3044175" calcext:value-type="float">
            <text:p>23044175</text:p>
          </table:table-cell>
          <table:table-cell office:value-type="float" office:value="-714.66" calcext:value-type="float">
            <text:p>-714.66</text:p>
          </table:table-cell>
          <table:table-cell office:value-type="float" office:value="160.482" calcext:value-type="float">
            <text:p>160.48</text:p>
          </table:table-cell>
          <table:table-cell office:value-type="float" office:value="0.4311" calcext:value-type="float">
            <text:p>0.4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ipedia.org/wiki/Aoede_(moon)" xlink:type="simple">Aoede</text:a></text:p>
          </table:table-cell>
          <table:table-cell table:formula="of:=[.D48]*1000*0.5" office:value-type="float" office:value="2000" calcext:value-type="float">
            <text:p>2.00000E+03</text:p>
          </table:table-cell>
          <table:table-cell table:formula="of:=[.E48]*10000000000000" office:value-type="float" office:value="90000000000" calcext:value-type="float">
            <text:p>9.00000E+10</text:p>
          </table:table-cell>
          <table:table-cell table:formula="of:=[.G48]*1000" office:value-type="float" office:value="23044175000" calcext:value-type="float">
            <text:p>2.30442E+10</text:p>
          </table:table-cell>
          <table:table-cell table:formula="of:=[.H48]*86400" office:value-type="float" office:value="-61746624" calcext:value-type="float">
            <text:p>-6.17466E+07</text:p>
          </table:table-cell>
          <table:table-cell table:formula="of:=[.I48]*PI()/180" office:value-type="float" office:value="2.80093929018554" calcext:value-type="float">
            <text:p>2.80094E+00</text:p>
          </table:table-cell>
          <table:table-cell office:value-type="float" office:value="0.4311" calcext:value-type="float">
            <text:p>0.43</text:p>
          </table:table-cell>
          <table:table-cell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ipedia.org/wiki/Kallichore_(moon)" xlink:type="simple">Kallichor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111823" calcext:value-type="float">
            <text:p>23111823</text:p>
          </table:table-cell>
          <table:table-cell office:value-type="float" office:value="-717.81" calcext:value-type="float">
            <text:p>-717.81</text:p>
          </table:table-cell>
          <table:table-cell office:value-type="float" office:value="164.605" calcext:value-type="float">
            <text:p>164.61</text:p>
          </table:table-cell>
          <table:table-cell office:value-type="float" office:value="0.2041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ipedia.org/wiki/Kallichore_(moon)" xlink:type="simple">Kallichore</text:a></text:p>
          </table:table-cell>
          <table:table-cell table:formula="of:=[.D49]*1000*0.5" office:value-type="float" office:value="1000" calcext:value-type="float">
            <text:p>1.00000E+03</text:p>
          </table:table-cell>
          <table:table-cell table:formula="of:=[.E49]*10000000000000" office:value-type="float" office:value="15000000000" calcext:value-type="float">
            <text:p>1.50000E+10</text:p>
          </table:table-cell>
          <table:table-cell table:formula="of:=[.G49]*1000" office:value-type="float" office:value="23111823000" calcext:value-type="float">
            <text:p>2.31118E+10</text:p>
          </table:table-cell>
          <table:table-cell table:formula="of:=[.H49]*86400" office:value-type="float" office:value="-62018784" calcext:value-type="float">
            <text:p>-6.20188E+07</text:p>
          </table:table-cell>
          <table:table-cell table:formula="of:=[.I49]*PI()/180" office:value-type="float" office:value="2.87289921524527" calcext:value-type="float">
            <text:p>2.87290E+00</text:p>
          </table:table-cell>
          <table:table-cell office:value-type="float" office:value="0.2041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ipedia.org/wiki/Kalyke" xlink:type="simple">Kalyke</text:a>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2</text:p>
          </table:table-cell>
          <table:table-cell/>
          <table:table-cell office:value-type="float" office:value="23180773" calcext:value-type="float">
            <text:p>23180773</text:p>
          </table:table-cell>
          <table:table-cell office:value-type="float" office:value="-721.02" calcext:value-type="float">
            <text:p>-721.02</text:p>
          </table:table-cell>
          <table:table-cell office:value-type="float" office:value="165.505" calcext:value-type="float">
            <text:p>165.51</text:p>
          </table:table-cell>
          <table:table-cell office:value-type="float" office:value="0.2139" calcext:value-type="float">
            <text:p>0.2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ipedia.org/wiki/Kalyke" xlink:type="simple">Kalyke</text:a></text:p>
          </table:table-cell>
          <table:table-cell table:formula="of:=[.D50]*1000*0.5" office:value-type="float" office:value="2500" calcext:value-type="float">
            <text:p>2.50000E+03</text:p>
          </table:table-cell>
          <table:table-cell table:formula="of:=[.E50]*10000000000000" office:value-type="float" office:value="190000000000" calcext:value-type="float">
            <text:p>1.90000E+11</text:p>
          </table:table-cell>
          <table:table-cell table:formula="of:=[.G50]*1000" office:value-type="float" office:value="23180773000" calcext:value-type="float">
            <text:p>2.31808E+10</text:p>
          </table:table-cell>
          <table:table-cell table:formula="of:=[.H50]*86400" office:value-type="float" office:value="-62296128" calcext:value-type="float">
            <text:p>-6.22961E+07</text:p>
          </table:table-cell>
          <table:table-cell table:formula="of:=[.I50]*PI()/180" office:value-type="float" office:value="2.88860717851321" calcext:value-type="float">
            <text:p>2.88861E+00</text:p>
          </table:table-cell>
          <table:table-cell office:value-type="float" office:value="0.2139" calcext:value-type="float">
            <text:p>0.21</text:p>
          </table:table-cell>
          <table:table-cell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ipedia.org/wiki/Carme_(moon)" xlink:type="simple">Carme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197992" calcext:value-type="float">
            <text:p>23197992</text:p>
          </table:table-cell>
          <table:table-cell office:value-type="float" office:value="-763.95" calcext:value-type="float">
            <text:p>-763.95</text:p>
          </table:table-cell>
          <table:table-cell office:value-type="float" office:value="165.047" calcext:value-type="float">
            <text:p>165.05</text:p>
          </table:table-cell>
          <table:table-cell office:value-type="float" office:value="0.2342" calcext:value-type="float">
            <text:p>0.23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ipedia.org/wiki/Carme_(moon)" xlink:type="simple">Carme</text:a></text:p>
          </table:table-cell>
          <table:table-cell table:formula="of:=[.D51]*1000*0.5" office:value-type="float" office:value="23000" calcext:value-type="float">
            <text:p>2.30000E+04</text:p>
          </table:table-cell>
          <table:table-cell table:formula="of:=[.E51]*10000000000000" office:value-type="float" office:value="130000000000000" calcext:value-type="float">
            <text:p>1.30000E+14</text:p>
          </table:table-cell>
          <table:table-cell table:formula="of:=[.G51]*1000" office:value-type="float" office:value="23197992000" calcext:value-type="float">
            <text:p>2.31980E+10</text:p>
          </table:table-cell>
          <table:table-cell table:formula="of:=[.H51]*86400" office:value-type="float" office:value="-66005280" calcext:value-type="float">
            <text:p>-6.60053E+07</text:p>
          </table:table-cell>
          <table:table-cell table:formula="of:=[.I51]*PI()/180" office:value-type="float" office:value="2.88061357053908" calcext:value-type="float">
            <text:p>2.88061E+00</text:p>
          </table:table-cell>
          <table:table-cell office:value-type="float" office:value="0.2342" calcext:value-type="float">
            <text:p>0.23</text:p>
          </table:table-cell>
          <table:table-cell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ipedia.org/wiki/Callirrhoe_(moon)" xlink:type="simple">Callirrhoe</text:a></text:p>
          </table:table-cell>
          <table:table-cell office:value-type="float" office:value="9" calcext:value-type="float">
            <text:p>9</text:p>
          </table:table-cell>
          <table:table-cell office:value-type="float" office:value="0.087" calcext:value-type="float">
            <text:p>0.09</text:p>
          </table:table-cell>
          <table:table-cell/>
          <table:table-cell office:value-type="float" office:value="23214986" calcext:value-type="float">
            <text:p>23214986</text:p>
          </table:table-cell>
          <table:table-cell office:value-type="float" office:value="-727.11" calcext:value-type="float">
            <text:p>-727.11</text:p>
          </table:table-cell>
          <table:table-cell office:value-type="float" office:value="139.849" calcext:value-type="float">
            <text:p>139.85</text:p>
          </table:table-cell>
          <table:table-cell office:value-type="float" office:value="0.2582" calcext:value-type="float">
            <text:p>0.2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ipedia.org/wiki/Callirrhoe_(moon)" xlink:type="simple">Callirrhoe</text:a></text:p>
          </table:table-cell>
          <table:table-cell table:formula="of:=[.D52]*1000*0.5" office:value-type="float" office:value="4500" calcext:value-type="float">
            <text:p>4.50000E+03</text:p>
          </table:table-cell>
          <table:table-cell table:formula="of:=[.E52]*10000000000000" office:value-type="float" office:value="870000000000" calcext:value-type="float">
            <text:p>8.70000E+11</text:p>
          </table:table-cell>
          <table:table-cell table:formula="of:=[.G52]*1000" office:value-type="float" office:value="23214986000" calcext:value-type="float">
            <text:p>2.32150E+10</text:p>
          </table:table-cell>
          <table:table-cell table:formula="of:=[.H52]*86400" office:value-type="float" office:value="-62822304" calcext:value-type="float">
            <text:p>-6.28223E+07</text:p>
          </table:table-cell>
          <table:table-cell table:formula="of:=[.I52]*PI()/180" office:value-type="float" office:value="2.44082550562155" calcext:value-type="float">
            <text:p>2.44083E+00</text:p>
          </table:table-cell>
          <table:table-cell office:value-type="float" office:value="0.2582" calcext:value-type="float">
            <text:p>0.26</text:p>
          </table:table-cell>
          <table:table-cell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ipedia.org/wiki/Eurydome_(moon)" xlink:type="simple">Eurydom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3230858" calcext:value-type="float">
            <text:p>23230858</text:p>
          </table:table-cell>
          <table:table-cell office:value-type="float" office:value="-723.36" calcext:value-type="float">
            <text:p>-723.36</text:p>
          </table:table-cell>
          <table:table-cell office:value-type="float" office:value="149.324" calcext:value-type="float">
            <text:p>149.32</text:p>
          </table:table-cell>
          <table:table-cell office:value-type="float" office:value="0.3769" calcext:value-type="float">
            <text:p>0.3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ipedia.org/wiki/Eurydome_(moon)" xlink:type="simple">Eurydome</text:a></text:p>
          </table:table-cell>
          <table:table-cell table:formula="of:=[.D53]*1000*0.5" office:value-type="float" office:value="1500" calcext:value-type="float">
            <text:p>1.50000E+03</text:p>
          </table:table-cell>
          <table:table-cell table:formula="of:=[.E53]*10000000000000" office:value-type="float" office:value="45000000000" calcext:value-type="float">
            <text:p>4.50000E+10</text:p>
          </table:table-cell>
          <table:table-cell table:formula="of:=[.G53]*1000" office:value-type="float" office:value="23230858000" calcext:value-type="float">
            <text:p>2.32309E+10</text:p>
          </table:table-cell>
          <table:table-cell table:formula="of:=[.H53]*86400" office:value-type="float" office:value="-62498304" calcext:value-type="float">
            <text:p>-6.24983E+07</text:p>
          </table:table-cell>
          <table:table-cell table:formula="of:=[.I53]*PI()/180" office:value-type="float" office:value="2.60619545224801" calcext:value-type="float">
            <text:p>2.60620E+00</text:p>
          </table:table-cell>
          <table:table-cell office:value-type="float" office:value="0.3769" calcext:value-type="float">
            <text:p>0.38</text:p>
          </table:table-cell>
          <table:table-cell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ipedia.org/wiki/Pasithee_(moon)" xlink:type="simple">Pasithe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307318" calcext:value-type="float">
            <text:p>23307318</text:p>
          </table:table-cell>
          <table:table-cell office:value-type="float" office:value="-726.93" calcext:value-type="float">
            <text:p>-726.93</text:p>
          </table:table-cell>
          <table:table-cell office:value-type="float" office:value="165.759" calcext:value-type="float">
            <text:p>165.76</text:p>
          </table:table-cell>
          <table:table-cell office:value-type="float" office:value="0.3288" calcext:value-type="float">
            <text:p>0.3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ipedia.org/wiki/Pasithee_(moon)" xlink:type="simple">Pasithee</text:a></text:p>
          </table:table-cell>
          <table:table-cell table:formula="of:=[.D54]*1000*0.5" office:value-type="float" office:value="1000" calcext:value-type="float">
            <text:p>1.00000E+03</text:p>
          </table:table-cell>
          <table:table-cell table:formula="of:=[.E54]*10000000000000" office:value-type="float" office:value="15000000000" calcext:value-type="float">
            <text:p>1.50000E+10</text:p>
          </table:table-cell>
          <table:table-cell table:formula="of:=[.G54]*1000" office:value-type="float" office:value="23307318000" calcext:value-type="float">
            <text:p>2.33073E+10</text:p>
          </table:table-cell>
          <table:table-cell table:formula="of:=[.H54]*86400" office:value-type="float" office:value="-62806752" calcext:value-type="float">
            <text:p>-6.28068E+07</text:p>
          </table:table-cell>
          <table:table-cell table:formula="of:=[.I54]*PI()/180" office:value-type="float" office:value="2.89304031481328" calcext:value-type="float">
            <text:p>2.89304E+00</text:p>
          </table:table-cell>
          <table:table-cell office:value-type="float" office:value="0.3288" calcext:value-type="float">
            <text:p>0.33</text:p>
          </table:table-cell>
          <table:table-cell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ipedia.org/wiki/S/2010_J_1" xlink:type="simple">S/2010 J 1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314335" calcext:value-type="float">
            <text:p>23314335</text:p>
          </table:table-cell>
          <table:table-cell office:value-type="float" office:value="-722.83" calcext:value-type="float">
            <text:p>-722.83</text:p>
          </table:table-cell>
          <table:table-cell office:value-type="float" office:value="163.2" calcext:value-type="float">
            <text:p>163.2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ipedia.org/wiki/S/2010_J_1" xlink:type="simple">S/2010 J 1</text:a></text:p>
          </table:table-cell>
          <table:table-cell table:formula="of:=[.D55]*1000*0.5" office:value-type="float" office:value="1000" calcext:value-type="float">
            <text:p>1.00000E+03</text:p>
          </table:table-cell>
          <table:table-cell table:formula="of:=[.E55]*10000000000000" office:value-type="float" office:value="0" calcext:value-type="float">
            <text:p>0.00000E+00</text:p>
          </table:table-cell>
          <table:table-cell table:formula="of:=[.G55]*1000" office:value-type="float" office:value="23314335000" calcext:value-type="float">
            <text:p>2.33143E+10</text:p>
          </table:table-cell>
          <table:table-cell table:formula="of:=[.H55]*86400" office:value-type="float" office:value="-62452512" calcext:value-type="float">
            <text:p>-6.24525E+07</text:p>
          </table:table-cell>
          <table:table-cell table:formula="of:=[.I55]*PI()/180" office:value-type="float" office:value="2.84837733925475" calcext:value-type="float">
            <text:p>2.84838E+00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ipedia.org/wiki/Kore_(moon)" xlink:type="simple">Kor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345093" calcext:value-type="float">
            <text:p>23345093</text:p>
          </table:table-cell>
          <table:table-cell office:value-type="float" office:value="-776.02" calcext:value-type="float">
            <text:p>-776.02</text:p>
          </table:table-cell>
          <table:table-cell office:value-type="float" office:value="137.371" calcext:value-type="float">
            <text:p>137.37</text:p>
          </table:table-cell>
          <table:table-cell office:value-type="float" office:value="0.1951" calcext:value-type="float">
            <text:p>0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ipedia.org/wiki/Kore_(moon)" xlink:type="simple">Kore</text:a></text:p>
          </table:table-cell>
          <table:table-cell table:formula="of:=[.D56]*1000*0.5" office:value-type="float" office:value="1000" calcext:value-type="float">
            <text:p>1.00000E+03</text:p>
          </table:table-cell>
          <table:table-cell table:formula="of:=[.E56]*10000000000000" office:value-type="float" office:value="15000000000" calcext:value-type="float">
            <text:p>1.50000E+10</text:p>
          </table:table-cell>
          <table:table-cell table:formula="of:=[.G56]*1000" office:value-type="float" office:value="23345093000" calcext:value-type="float">
            <text:p>2.33451E+10</text:p>
          </table:table-cell>
          <table:table-cell table:formula="of:=[.H56]*86400" office:value-type="float" office:value="-67048128" calcext:value-type="float">
            <text:p>-6.70481E+07</text:p>
          </table:table-cell>
          <table:table-cell table:formula="of:=[.I56]*PI()/180" office:value-type="float" office:value="2.39757624675713" calcext:value-type="float">
            <text:p>2.39758E+00</text:p>
          </table:table-cell>
          <table:table-cell office:value-type="float" office:value="0.1951" calcext:value-type="float">
            <text:p>0.2</text:p>
          </table:table-cell>
          <table:table-cell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ipedia.org/wiki/Cyllene_(moon)" xlink:type="simple">Cyllen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396269" calcext:value-type="float">
            <text:p>23396269</text:p>
          </table:table-cell>
          <table:table-cell office:value-type="float" office:value="-731.1" calcext:value-type="float">
            <text:p>-731.1</text:p>
          </table:table-cell>
          <table:table-cell office:value-type="float" office:value="140.148" calcext:value-type="float">
            <text:p>140.15</text:p>
          </table:table-cell>
          <table:table-cell office:value-type="float" office:value="0.4115" calcext:value-type="float">
            <text:p>0.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ipedia.org/wiki/Cyllene_(moon)" xlink:type="simple">Cyllene</text:a></text:p>
          </table:table-cell>
          <table:table-cell table:formula="of:=[.D57]*1000*0.5" office:value-type="float" office:value="1000" calcext:value-type="float">
            <text:p>1.00000E+03</text:p>
          </table:table-cell>
          <table:table-cell table:formula="of:=[.E57]*10000000000000" office:value-type="float" office:value="15000000000" calcext:value-type="float">
            <text:p>1.50000E+10</text:p>
          </table:table-cell>
          <table:table-cell table:formula="of:=[.G57]*1000" office:value-type="float" office:value="23396269000" calcext:value-type="float">
            <text:p>2.33963E+10</text:p>
          </table:table-cell>
          <table:table-cell table:formula="of:=[.H57]*86400" office:value-type="float" office:value="-63167040" calcext:value-type="float">
            <text:p>-6.31670E+07</text:p>
          </table:table-cell>
          <table:table-cell table:formula="of:=[.I57]*PI()/180" office:value-type="float" office:value="2.44604404008501" calcext:value-type="float">
            <text:p>2.44604E+00</text:p>
          </table:table-cell>
          <table:table-cell office:value-type="float" office:value="0.4115" calcext:value-type="float">
            <text:p>0.41</text:p>
          </table:table-cell>
          <table:table-cell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ipedia.org/wiki/S/2011_J_2" xlink:type="simple">S/2011 J 2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400981" calcext:value-type="float">
            <text:p>23400981</text:p>
          </table:table-cell>
          <table:table-cell office:value-type="float" office:value="-731.32" calcext:value-type="float">
            <text:p>-731.32</text:p>
          </table:table-cell>
          <table:table-cell office:value-type="float" office:value="148.77" calcext:value-type="float">
            <text:p>148.77</text:p>
          </table:table-cell>
          <table:table-cell office:value-type="float" office:value="0.3321" calcext:value-type="float">
            <text:p>0.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ipedia.org/wiki/S/2011_J_2" xlink:type="simple">S/2011 J 2</text:a></text:p>
          </table:table-cell>
          <table:table-cell table:formula="of:=[.D58]*1000*0.5" office:value-type="float" office:value="500" calcext:value-type="float">
            <text:p>5.00000E+02</text:p>
          </table:table-cell>
          <table:table-cell table:formula="of:=[.E58]*10000000000000" office:value-type="float" office:value="0" calcext:value-type="float">
            <text:p>0.00000E+00</text:p>
          </table:table-cell>
          <table:table-cell table:formula="of:=[.G58]*1000" office:value-type="float" office:value="23400981000" calcext:value-type="float">
            <text:p>2.34010E+10</text:p>
          </table:table-cell>
          <table:table-cell table:formula="of:=[.H58]*86400" office:value-type="float" office:value="-63186048" calcext:value-type="float">
            <text:p>-6.31860E+07</text:p>
          </table:table-cell>
          <table:table-cell table:formula="of:=[.I58]*PI()/180" office:value-type="float" office:value="2.59652632819196" calcext:value-type="float">
            <text:p>2.59653E+00</text:p>
          </table:table-cell>
          <table:table-cell office:value-type="float" office:value="0.3321" calcext:value-type="float">
            <text:p>0.33</text:p>
          </table:table-cell>
          <table:table-cell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ipedia.org/wiki/Eukelade" xlink:type="simple">Eukelad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3483694" calcext:value-type="float">
            <text:p>23483694</text:p>
          </table:table-cell>
          <table:table-cell office:value-type="float" office:value="-735.2" calcext:value-type="float">
            <text:p>-735.2</text:p>
          </table:table-cell>
          <table:table-cell office:value-type="float" office:value="163.996" calcext:value-type="float">
            <text:p>164</text:p>
          </table:table-cell>
          <table:table-cell office:value-type="float" office:value="0.2828" calcext:value-type="float">
            <text:p>0.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ipedia.org/wiki/Eukelade" xlink:type="simple">Eukelade</text:a></text:p>
          </table:table-cell>
          <table:table-cell table:formula="of:=[.D59]*1000*0.5" office:value-type="float" office:value="2000" calcext:value-type="float">
            <text:p>2.00000E+03</text:p>
          </table:table-cell>
          <table:table-cell table:formula="of:=[.E59]*10000000000000" office:value-type="float" office:value="90000000000" calcext:value-type="float">
            <text:p>9.00000E+10</text:p>
          </table:table-cell>
          <table:table-cell table:formula="of:=[.G59]*1000" office:value-type="float" office:value="23483694000" calcext:value-type="float">
            <text:p>2.34837E+10</text:p>
          </table:table-cell>
          <table:table-cell table:formula="of:=[.H59]*86400" office:value-type="float" office:value="-63521280" calcext:value-type="float">
            <text:p>-6.35213E+07</text:p>
          </table:table-cell>
          <table:table-cell table:formula="of:=[.I59]*PI()/180" office:value-type="float" office:value="2.86227016010062" calcext:value-type="float">
            <text:p>2.86227E+00</text:p>
          </table:table-cell>
          <table:table-cell office:value-type="float" office:value="0.2828" calcext:value-type="float">
            <text:p>0.28</text:p>
          </table:table-cell>
          <table:table-cell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ipedia.org/wiki/S/2017_J_1" xlink:type="simple">S/2017 J 1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483978" calcext:value-type="float">
            <text:p>23483978</text:p>
          </table:table-cell>
          <table:table-cell office:value-type="float" office:value="-734.15" calcext:value-type="float">
            <text:p>-734.15</text:p>
          </table:table-cell>
          <table:table-cell office:value-type="float" office:value="149.197" calcext:value-type="float">
            <text:p>149.2</text:p>
          </table:table-cell>
          <table:table-cell office:value-type="float" office:value="0.3969" calcext:value-type="float">
            <text:p>0.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ipedia.org/wiki/S/2017_J_1" xlink:type="simple">S/2017 J 1</text:a></text:p>
          </table:table-cell>
          <table:table-cell table:formula="of:=[.D60]*1000*0.5" office:value-type="float" office:value="1000" calcext:value-type="float">
            <text:p>1.00000E+03</text:p>
          </table:table-cell>
          <table:table-cell table:formula="of:=[.E60]*10000000000000" office:value-type="float" office:value="15000000000" calcext:value-type="float">
            <text:p>1.50000E+10</text:p>
          </table:table-cell>
          <table:table-cell table:formula="of:=[.G60]*1000" office:value-type="float" office:value="23483978000" calcext:value-type="float">
            <text:p>2.34840E+10</text:p>
          </table:table-cell>
          <table:table-cell table:formula="of:=[.H60]*86400" office:value-type="float" office:value="-63430560" calcext:value-type="float">
            <text:p>-6.34306E+07</text:p>
          </table:table-cell>
          <table:table-cell table:formula="of:=[.I60]*PI()/180" office:value-type="float" office:value="2.60397888409798" calcext:value-type="float">
            <text:p>2.60398E+00</text:p>
          </table:table-cell>
          <table:table-cell office:value-type="float" office:value="0.3969" calcext:value-type="float">
            <text:p>0.4</text:p>
          </table:table-cell>
          <table:table-cell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ipedia.org/wiki/S/2003_J_4" xlink:type="simple">S/2003 J 4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3570790" calcext:value-type="float">
            <text:p>23570790</text:p>
          </table:table-cell>
          <table:table-cell office:value-type="float" office:value="-739.29" calcext:value-type="float">
            <text:p>-739.29</text:p>
          </table:table-cell>
          <table:table-cell office:value-type="float" office:value="147.175" calcext:value-type="float">
            <text:p>147.18</text:p>
          </table:table-cell>
          <table:table-cell office:value-type="float" office:value="0.3003" calcext:value-type="float">
            <text:p>0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ipedia.org/wiki/S/2003_J_4" xlink:type="simple">S/2003 J 4</text:a></text:p>
          </table:table-cell>
          <table:table-cell table:formula="of:=[.D61]*1000*0.5" office:value-type="float" office:value="1000" calcext:value-type="float">
            <text:p>1.00000E+03</text:p>
          </table:table-cell>
          <table:table-cell table:formula="of:=[.E61]*10000000000000" office:value-type="float" office:value="15000000000" calcext:value-type="float">
            <text:p>1.50000E+10</text:p>
          </table:table-cell>
          <table:table-cell table:formula="of:=[.G61]*1000" office:value-type="float" office:value="23570790000" calcext:value-type="float">
            <text:p>2.35708E+10</text:p>
          </table:table-cell>
          <table:table-cell table:formula="of:=[.H61]*86400" office:value-type="float" office:value="-63874656" calcext:value-type="float">
            <text:p>-6.38747E+07</text:p>
          </table:table-cell>
          <table:table-cell table:formula="of:=[.I61]*PI()/180" office:value-type="float" office:value="2.56868832662265" calcext:value-type="float">
            <text:p>2.56869E+00</text:p>
          </table:table-cell>
          <table:table-cell office:value-type="float" office:value="0.3003" calcext:value-type="float">
            <text:p>0.3</text:p>
          </table:table-cell>
          <table:table-cell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ipedia.org/wiki/Pasiphae_(moon)" xlink:type="simple">Pasipha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609042" calcext:value-type="float">
            <text:p>23609042</text:p>
          </table:table-cell>
          <table:table-cell office:value-type="float" office:value="-739.8" calcext:value-type="float">
            <text:p>-739.8</text:p>
          </table:table-cell>
          <table:table-cell office:value-type="float" office:value="141.803" calcext:value-type="float">
            <text:p>141.8</text:p>
          </table:table-cell>
          <table:table-cell office:value-type="float" office:value="0.3743" calcext:value-type="float">
            <text:p>0.37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ipedia.org/wiki/Pasiphae_(moon)" xlink:type="simple">Pasiphae</text:a></text:p>
          </table:table-cell>
          <table:table-cell table:formula="of:=[.D62]*1000*0.5" office:value-type="float" office:value="30000" calcext:value-type="float">
            <text:p>3.00000E+04</text:p>
          </table:table-cell>
          <table:table-cell table:formula="of:=[.E62]*10000000000000" office:value-type="float" office:value="300000000000000" calcext:value-type="float">
            <text:p>3.00000E+14</text:p>
          </table:table-cell>
          <table:table-cell table:formula="of:=[.G62]*1000" office:value-type="float" office:value="23609042000" calcext:value-type="float">
            <text:p>2.36090E+10</text:p>
          </table:table-cell>
          <table:table-cell table:formula="of:=[.H62]*86400" office:value-type="float" office:value="-63918720" calcext:value-type="float">
            <text:p>-6.39187E+07</text:p>
          </table:table-cell>
          <table:table-cell table:formula="of:=[.I62]*PI()/180" office:value-type="float" office:value="2.47492923920552" calcext:value-type="float">
            <text:p>2.47493E+00</text:p>
          </table:table-cell>
          <table:table-cell office:value-type="float" office:value="0.3743" calcext:value-type="float">
            <text:p>0.37</text:p>
          </table:table-cell>
          <table:table-cell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ipedia.org/wiki/Hegemone_(moon)" xlink:type="simple">Hegemon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3702511" calcext:value-type="float">
            <text:p>23702511</text:p>
          </table:table-cell>
          <table:table-cell office:value-type="float" office:value="-745.5" calcext:value-type="float">
            <text:p>-745.5</text:p>
          </table:table-cell>
          <table:table-cell office:value-type="float" office:value="152.506" calcext:value-type="float">
            <text:p>152.51</text:p>
          </table:table-cell>
          <table:table-cell office:value-type="float" office:value="0.4077" calcext:value-type="float">
            <text:p>0.4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ipedia.org/wiki/Hegemone_(moon)" xlink:type="simple">Hegemone</text:a></text:p>
          </table:table-cell>
          <table:table-cell table:formula="of:=[.D63]*1000*0.5" office:value-type="float" office:value="1500" calcext:value-type="float">
            <text:p>1.50000E+03</text:p>
          </table:table-cell>
          <table:table-cell table:formula="of:=[.E63]*10000000000000" office:value-type="float" office:value="45000000000" calcext:value-type="float">
            <text:p>4.50000E+10</text:p>
          </table:table-cell>
          <table:table-cell table:formula="of:=[.G63]*1000" office:value-type="float" office:value="23702511000" calcext:value-type="float">
            <text:p>2.37025E+10</text:p>
          </table:table-cell>
          <table:table-cell table:formula="of:=[.H63]*86400" office:value-type="float" office:value="-64411200" calcext:value-type="float">
            <text:p>-6.44112E+07</text:p>
          </table:table-cell>
          <table:table-cell table:formula="of:=[.I63]*PI()/180" office:value-type="float" office:value="2.66173182904647" calcext:value-type="float">
            <text:p>2.66173E+00</text:p>
          </table:table-cell>
          <table:table-cell office:value-type="float" office:value="0.4077" calcext:value-type="float">
            <text:p>0.41</text:p>
          </table:table-cell>
          <table:table-cell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ipedia.org/wiki/Arche_(moon)" xlink:type="simple">Arche</text:a>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</text:p>
          </table:table-cell>
          <table:table-cell/>
          <table:table-cell office:value-type="float" office:value="23717051" calcext:value-type="float">
            <text:p>23717051</text:p>
          </table:table-cell>
          <table:table-cell office:value-type="float" office:value="-746.19" calcext:value-type="float">
            <text:p>-746.19</text:p>
          </table:table-cell>
          <table:table-cell office:value-type="float" office:value="164.587" calcext:value-type="float">
            <text:p>164.59</text:p>
          </table:table-cell>
          <table:table-cell office:value-type="float" office:value="0.1492" calcext:value-type="float">
            <text:p>0.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ipedia.org/wiki/Arche_(moon)" xlink:type="simple">Arche</text:a></text:p>
          </table:table-cell>
          <table:table-cell table:formula="of:=[.D64]*1000*0.5" office:value-type="float" office:value="1500" calcext:value-type="float">
            <text:p>1.50000E+03</text:p>
          </table:table-cell>
          <table:table-cell table:formula="of:=[.E64]*10000000000000" office:value-type="float" office:value="45000000000" calcext:value-type="float">
            <text:p>4.50000E+10</text:p>
          </table:table-cell>
          <table:table-cell table:formula="of:=[.G64]*1000" office:value-type="float" office:value="23717051000" calcext:value-type="float">
            <text:p>2.37171E+10</text:p>
          </table:table-cell>
          <table:table-cell table:formula="of:=[.H64]*86400" office:value-type="float" office:value="-64470816" calcext:value-type="float">
            <text:p>-6.44708E+07</text:p>
          </table:table-cell>
          <table:table-cell table:formula="of:=[.I64]*PI()/180" office:value-type="float" office:value="2.87258505597991" calcext:value-type="float">
            <text:p>2.87259E+00</text:p>
          </table:table-cell>
          <table:table-cell office:value-type="float" office:value="0.1492" calcext:value-type="float">
            <text:p>0.15</text:p>
          </table:table-cell>
          <table:table-cell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ipedia.org/wiki/Isonoe_(moon)" xlink:type="simple">Isono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75" calcext:value-type="float">
            <text:p>0.01</text:p>
          </table:table-cell>
          <table:table-cell/>
          <table:table-cell office:value-type="float" office:value="23800647" calcext:value-type="float">
            <text:p>23800647</text:p>
          </table:table-cell>
          <table:table-cell office:value-type="float" office:value="-750.13" calcext:value-type="float">
            <text:p>-750.13</text:p>
          </table:table-cell>
          <table:table-cell office:value-type="float" office:value="165.127" calcext:value-type="float">
            <text:p>165.13</text:p>
          </table:table-cell>
          <table:table-cell office:value-type="float" office:value="0.1775" calcext:value-type="float">
            <text:p>0.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ipedia.org/wiki/Isonoe_(moon)" xlink:type="simple">Isonoe</text:a></text:p>
          </table:table-cell>
          <table:table-cell table:formula="of:=[.D65]*1000*0.5" office:value-type="float" office:value="2000" calcext:value-type="float">
            <text:p>2.00000E+03</text:p>
          </table:table-cell>
          <table:table-cell table:formula="of:=[.E65]*10000000000000" office:value-type="float" office:value="75000000000" calcext:value-type="float">
            <text:p>7.50000E+10</text:p>
          </table:table-cell>
          <table:table-cell table:formula="of:=[.G65]*1000" office:value-type="float" office:value="23800647000" calcext:value-type="float">
            <text:p>2.38006E+10</text:p>
          </table:table-cell>
          <table:table-cell table:formula="of:=[.H65]*86400" office:value-type="float" office:value="-64811232" calcext:value-type="float">
            <text:p>-6.48112E+07</text:p>
          </table:table-cell>
          <table:table-cell table:formula="of:=[.I65]*PI()/180" office:value-type="float" office:value="2.88200983394068" calcext:value-type="float">
            <text:p>2.88201E+00</text:p>
          </table:table-cell>
          <table:table-cell office:value-type="float" office:value="0.1775" calcext:value-type="float">
            <text:p>0.18</text:p>
          </table:table-cell>
          <table:table-cell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ipedia.org/wiki/S/2003_J_9" xlink:type="simple">S/2003 J 9</text:a>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</text:p>
          </table:table-cell>
          <table:table-cell/>
          <table:table-cell office:value-type="float" office:value="23857808" calcext:value-type="float">
            <text:p>23857808</text:p>
          </table:table-cell>
          <table:table-cell office:value-type="float" office:value="-752.84" calcext:value-type="float">
            <text:p>-752.84</text:p>
          </table:table-cell>
          <table:table-cell office:value-type="float" office:value="164.98" calcext:value-type="float">
            <text:p>164.98</text:p>
          </table:table-cell>
          <table:table-cell office:value-type="float" office:value="0.2761" calcext:value-type="float">
            <text:p>0.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ipedia.org/wiki/S/2003_J_9" xlink:type="simple">S/2003 J 9</text:a></text:p>
          </table:table-cell>
          <table:table-cell table:formula="of:=[.D66]*1000*0.5" office:value-type="float" office:value="500" calcext:value-type="float">
            <text:p>5.00000E+02</text:p>
          </table:table-cell>
          <table:table-cell table:formula="of:=[.E66]*10000000000000" office:value-type="float" office:value="1500000000" calcext:value-type="float">
            <text:p>1.50000E+09</text:p>
          </table:table-cell>
          <table:table-cell table:formula="of:=[.G66]*1000" office:value-type="float" office:value="23857808000" calcext:value-type="float">
            <text:p>2.38578E+10</text:p>
          </table:table-cell>
          <table:table-cell table:formula="of:=[.H66]*86400" office:value-type="float" office:value="-65045376" calcext:value-type="float">
            <text:p>-6.50454E+07</text:p>
          </table:table-cell>
          <table:table-cell table:formula="of:=[.I66]*PI()/180" office:value-type="float" office:value="2.87944419994024" calcext:value-type="float">
            <text:p>2.87944E+00</text:p>
          </table:table-cell>
          <table:table-cell office:value-type="float" office:value="0.2761" calcext:value-type="float">
            <text:p>0.28</text:p>
          </table:table-cell>
          <table:table-cell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ipedia.org/wiki/S/2003_J_5" xlink:type="simple">S/2003 J 5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3973926" calcext:value-type="float">
            <text:p>23973926</text:p>
          </table:table-cell>
          <table:table-cell office:value-type="float" office:value="-758.34" calcext:value-type="float">
            <text:p>-758.34</text:p>
          </table:table-cell>
          <table:table-cell office:value-type="float" office:value="165.549" calcext:value-type="float">
            <text:p>165.55</text:p>
          </table:table-cell>
          <table:table-cell office:value-type="float" office:value="0.307" calcext:value-type="float">
            <text:p>0.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ipedia.org/wiki/S/2003_J_5" xlink:type="simple">S/2003 J 5</text:a></text:p>
          </table:table-cell>
          <table:table-cell table:formula="of:=[.D67]*1000*0.5" office:value-type="float" office:value="2000" calcext:value-type="float">
            <text:p>2.00000E+03</text:p>
          </table:table-cell>
          <table:table-cell table:formula="of:=[.E67]*10000000000000" office:value-type="float" office:value="90000000000" calcext:value-type="float">
            <text:p>9.00000E+10</text:p>
          </table:table-cell>
          <table:table-cell table:formula="of:=[.G67]*1000" office:value-type="float" office:value="23973926000" calcext:value-type="float">
            <text:p>2.39739E+10</text:p>
          </table:table-cell>
          <table:table-cell table:formula="of:=[.H67]*86400" office:value-type="float" office:value="-65520576" calcext:value-type="float">
            <text:p>-6.55206E+07</text:p>
          </table:table-cell>
          <table:table-cell table:formula="of:=[.I67]*PI()/180" office:value-type="float" office:value="2.88937512338409" calcext:value-type="float">
            <text:p>2.88938E+00</text:p>
          </table:table-cell>
          <table:table-cell office:value-type="float" office:value="0.307" calcext:value-type="float">
            <text:p>0.31</text:p>
          </table:table-cell>
          <table:table-cell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ipedia.org/wiki/Sinope_(moon)" xlink:type="simple">Sinope</text:a></text:p>
          </table:table-cell>
          <table:table-cell office:value-type="float" office:value="38" calcext:value-type="float">
            <text:p>3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24057865" calcext:value-type="float">
            <text:p>24057865</text:p>
          </table:table-cell>
          <table:table-cell office:value-type="float" office:value="-739.33" calcext:value-type="float">
            <text:p>-739.33</text:p>
          </table:table-cell>
          <table:table-cell office:value-type="float" office:value="153.778" calcext:value-type="float">
            <text:p>153.78</text:p>
          </table:table-cell>
          <table:table-cell office:value-type="float" office:value="0.275" calcext:value-type="float">
            <text:p>0.28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ipedia.org/wiki/Sinope_(moon)" xlink:type="simple">Sinope</text:a></text:p>
          </table:table-cell>
          <table:table-cell table:formula="of:=[.D68]*1000*0.5" office:value-type="float" office:value="19000" calcext:value-type="float">
            <text:p>1.90000E+04</text:p>
          </table:table-cell>
          <table:table-cell table:formula="of:=[.E68]*10000000000000" office:value-type="float" office:value="75000000000000" calcext:value-type="float">
            <text:p>7.50000E+13</text:p>
          </table:table-cell>
          <table:table-cell table:formula="of:=[.G68]*1000" office:value-type="float" office:value="24057865000" calcext:value-type="float">
            <text:p>2.40579E+10</text:p>
          </table:table-cell>
          <table:table-cell table:formula="of:=[.H68]*86400" office:value-type="float" office:value="-63878112" calcext:value-type="float">
            <text:p>-6.38781E+07</text:p>
          </table:table-cell>
          <table:table-cell table:formula="of:=[.I68]*PI()/180" office:value-type="float" office:value="2.68393241713184" calcext:value-type="float">
            <text:p>2.68393E+00</text:p>
          </table:table-cell>
          <table:table-cell office:value-type="float" office:value="0.275" calcext:value-type="float">
            <text:p>0.28</text:p>
          </table:table-cell>
          <table:table-cell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en.wikipedia.org/wiki/Sponde" xlink:type="simple">Sponde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4252627" calcext:value-type="float">
            <text:p>24252627</text:p>
          </table:table-cell>
          <table:table-cell office:value-type="float" office:value="-771.6" calcext:value-type="float">
            <text:p>-771.6</text:p>
          </table:table-cell>
          <table:table-cell office:value-type="float" office:value="154.372" calcext:value-type="float">
            <text:p>154.37</text:p>
          </table:table-cell>
          <table:table-cell office:value-type="float" office:value="0.4431" calcext:value-type="float">
            <text:p>0.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en.wikipedia.org/wiki/Sponde" xlink:type="simple">Sponde</text:a></text:p>
          </table:table-cell>
          <table:table-cell table:formula="of:=[.D69]*1000*0.5" office:value-type="float" office:value="1000" calcext:value-type="float">
            <text:p>1.00000E+03</text:p>
          </table:table-cell>
          <table:table-cell table:formula="of:=[.E69]*10000000000000" office:value-type="float" office:value="15000000000" calcext:value-type="float">
            <text:p>1.50000E+10</text:p>
          </table:table-cell>
          <table:table-cell table:formula="of:=[.G69]*1000" office:value-type="float" office:value="24252627000" calcext:value-type="float">
            <text:p>2.42526E+10</text:p>
          </table:table-cell>
          <table:table-cell table:formula="of:=[.H69]*86400" office:value-type="float" office:value="-66666240" calcext:value-type="float">
            <text:p>-6.66662E+07</text:p>
          </table:table-cell>
          <table:table-cell table:formula="of:=[.I69]*PI()/180" office:value-type="float" office:value="2.69429967288869" calcext:value-type="float">
            <text:p>2.69430E+00</text:p>
          </table:table-cell>
          <table:table-cell office:value-type="float" office:value="0.4431" calcext:value-type="float">
            <text:p>0.44</text:p>
          </table:table-cell>
          <table:table-cell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ipedia.org/wiki/Autonoe_(moon)" xlink:type="simple">Autonoe</text:a>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/>
          <table:table-cell office:value-type="float" office:value="24264445" calcext:value-type="float">
            <text:p>24264445</text:p>
          </table:table-cell>
          <table:table-cell office:value-type="float" office:value="-772.17" calcext:value-type="float">
            <text:p>-772.17</text:p>
          </table:table-cell>
          <table:table-cell office:value-type="float" office:value="151.058" calcext:value-type="float">
            <text:p>151.06</text:p>
          </table:table-cell>
          <table:table-cell office:value-type="float" office:value="0.369" calcext:value-type="float">
            <text:p>0.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ipedia.org/wiki/Autonoe_(moon)" xlink:type="simple">Autonoe</text:a></text:p>
          </table:table-cell>
          <table:table-cell table:formula="of:=[.D70]*1000*0.5" office:value-type="float" office:value="2000" calcext:value-type="float">
            <text:p>2.00000E+03</text:p>
          </table:table-cell>
          <table:table-cell table:formula="of:=[.E70]*10000000000000" office:value-type="float" office:value="90000000000" calcext:value-type="float">
            <text:p>9.00000E+10</text:p>
          </table:table-cell>
          <table:table-cell table:formula="of:=[.G70]*1000" office:value-type="float" office:value="24264445000" calcext:value-type="float">
            <text:p>2.42644E+10</text:p>
          </table:table-cell>
          <table:table-cell table:formula="of:=[.H70]*86400" office:value-type="float" office:value="-66715488" calcext:value-type="float">
            <text:p>-6.67155E+07</text:p>
          </table:table-cell>
          <table:table-cell table:formula="of:=[.I70]*PI()/180" office:value-type="float" office:value="2.63645946147759" calcext:value-type="float">
            <text:p>2.63646E+00</text:p>
          </table:table-cell>
          <table:table-cell office:value-type="float" office:value="0.369" calcext:value-type="float">
            <text:p>0.37</text:p>
          </table:table-cell>
          <table:table-cell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ipedia.org/wiki/Megaclite_(moon)" xlink:type="simple">Megaclite</text:a></text:p>
          </table:table-cell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.02</text:p>
          </table:table-cell>
          <table:table-cell/>
          <table:table-cell office:value-type="float" office:value="24687239" calcext:value-type="float">
            <text:p>24687239</text:p>
          </table:table-cell>
          <table:table-cell office:value-type="float" office:value="-792.44" calcext:value-type="float">
            <text:p>-792.44</text:p>
          </table:table-cell>
          <table:table-cell office:value-type="float" office:value="150.398" calcext:value-type="float">
            <text:p>150.4</text:p>
          </table:table-cell>
          <table:table-cell office:value-type="float" office:value="0.3077" calcext:value-type="float">
            <text:p>0.3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ipedia.org/wiki/Megaclite_(moon)" xlink:type="simple">Megaclite</text:a></text:p>
          </table:table-cell>
          <table:table-cell table:formula="of:=[.D71]*1000*0.5" office:value-type="float" office:value="2500" calcext:value-type="float">
            <text:p>2.50000E+03</text:p>
          </table:table-cell>
          <table:table-cell table:formula="of:=[.E71]*10000000000000" office:value-type="float" office:value="210000000000" calcext:value-type="float">
            <text:p>2.10000E+11</text:p>
          </table:table-cell>
          <table:table-cell table:formula="of:=[.G71]*1000" office:value-type="float" office:value="24687239000" calcext:value-type="float">
            <text:p>2.46872E+10</text:p>
          </table:table-cell>
          <table:table-cell table:formula="of:=[.H71]*86400" office:value-type="float" office:value="-68466816" calcext:value-type="float">
            <text:p>-6.84668E+07</text:p>
          </table:table-cell>
          <table:table-cell table:formula="of:=[.I71]*PI()/180" office:value-type="float" office:value="2.62494028841443" calcext:value-type="float">
            <text:p>2.62494E+00</text:p>
          </table:table-cell>
          <table:table-cell office:value-type="float" office:value="0.3077" calcext:value-type="float">
            <text:p>0.31</text:p>
          </table:table-cell>
          <table:table-cell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ipedia.org/wiki/S/2003_J_2" xlink:type="simple">S/2003 J 2</text:a></text:p>
          </table:table-cell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</text:p>
          </table:table-cell>
          <table:table-cell/>
          <table:table-cell office:value-type="float" office:value="28570410" calcext:value-type="float">
            <text:p>28570410</text:p>
          </table:table-cell>
          <table:table-cell office:value-type="float" office:value="-981.55" calcext:value-type="float">
            <text:p>-981.55</text:p>
          </table:table-cell>
          <table:table-cell office:value-type="float" office:value="153.521" calcext:value-type="float">
            <text:p>153.52</text:p>
          </table:table-cell>
          <table:table-cell office:value-type="float" office:value="0.4074" calcext:value-type="float">
            <text:p>0.4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ipedia.org/wiki/S/2003_J_2" xlink:type="simple">S/2003 J 2</text:a></text:p>
          </table:table-cell>
          <table:table-cell table:formula="of:=[.D72]*1000*0.5" office:value-type="float" office:value="1000" calcext:value-type="float">
            <text:p>1.00000E+03</text:p>
          </table:table-cell>
          <table:table-cell table:formula="of:=[.E72]*10000000000000" office:value-type="float" office:value="15000000000" calcext:value-type="float">
            <text:p>1.50000E+10</text:p>
          </table:table-cell>
          <table:table-cell table:formula="of:=[.G72]*1000" office:value-type="float" office:value="28570410000" calcext:value-type="float">
            <text:p>2.85704E+10</text:p>
          </table:table-cell>
          <table:table-cell table:formula="of:=[.H72]*86400" office:value-type="float" office:value="-84805920" calcext:value-type="float">
            <text:p>-8.48059E+07</text:p>
          </table:table-cell>
          <table:table-cell table:formula="of:=[.I72]*PI()/180" office:value-type="float" office:value="2.67944692095421" calcext:value-type="float">
            <text:p>2.67945E+00</text:p>
          </table:table-cell>
          <table:table-cell office:value-type="float" office:value="0.4074" calcext:value-type="float">
            <text:p>0.4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3" loext:exponent-interval="1" loext:forced-exponent-sign="true"/>
    </number:number-style>
    <number:time-style style:name="N124">
      <number:seconds number:style="long"/>
    </number:time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8:58:18.161543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7:47</meta:creation-date>
    <dc:language>en-US</dc:language>
    <meta:editing-cycles>19</meta:editing-cycles>
    <meta:editing-duration>PT6H50M19S</meta:editing-duration>
    <dc:date>2018-03-11T10:16:32.938761633</dc:date>
    <meta:document-statistic meta:table-count="3" meta:cell-count="1341" meta:object-count="0"/>
    <meta:user-defined meta:name="Info 1"/>
    <meta:user-defined meta:name="Info 2"/>
    <meta:user-defined meta:name="Info 3"/>
    <meta:user-defined meta:name="Info 4"/>
  </office:meta>
</office:document-meta>
</file>